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erif" svg:font-family="'Liberation Serif', 'Times New Roman'" style:font-family-generic="roman" style:font-pitch="variable"/>
    <style:font-face style:name="Arial Unicode MS" svg:font-family="'Arial Unicode MS', Arial" style:font-family-generic="swiss" style:font-pitch="variable"/>
    <style:font-face style:name="DejaVu Sans1" svg:font-family="'DejaVu Sans'" style:font-family-generic="swiss" style:font-pitch="variable"/>
    <style:font-face style:name="Helv" svg:font-family="Helv, 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5.385cm"/>
    </style:style>
    <style:style style:name="co2" style:family="table-column">
      <style:table-column-properties fo:break-before="auto" style:column-width="18.861cm"/>
    </style:style>
    <style:style style:name="co3" style:family="table-column">
      <style:table-column-properties fo:break-before="auto" style:column-width="3.552cm"/>
    </style:style>
    <style:style style:name="co4" style:family="table-column">
      <style:table-column-properties fo:break-before="auto" style:column-width="15.117cm"/>
    </style:style>
    <style:style style:name="co5" style:family="table-column">
      <style:table-column-properties fo:break-before="auto" style:column-width="2.267cm"/>
    </style:style>
    <style:style style:name="co6" style:family="table-column">
      <style:table-column-properties fo:break-before="auto" style:column-width="4.427cm"/>
    </style:style>
    <style:style style:name="co7" style:family="table-column">
      <style:table-column-properties fo:break-before="auto" style:column-width="15.882cm"/>
    </style:style>
    <style:style style:name="co8" style:family="table-column">
      <style:table-column-properties fo:break-before="auto" style:column-width="13.476cm"/>
    </style:style>
    <style:style style:name="ro1" style:family="table-row">
      <style:table-row-properties style:row-height="0.512cm" fo:break-before="auto" style:use-optimal-row-height="true"/>
    </style:style>
    <style:style style:name="ro2" style:family="table-row">
      <style:table-row-properties style:row-height="0.947cm" fo:break-before="auto" style:use-optimal-row-height="true"/>
    </style:style>
    <style:style style:name="ro3" style:family="table-row">
      <style:table-row-properties style:row-height="1.894cm" fo:break-before="auto" style:use-optimal-row-height="true"/>
    </style:style>
    <style:style style:name="ro4" style:family="table-row">
      <style:table-row-properties style:row-height="1.395cm" fo:break-before="auto" style:use-optimal-row-height="true"/>
    </style:style>
    <style:style style:name="ro5" style:family="table-row">
      <style:table-row-properties style:row-height="1.842cm" fo:break-before="auto" style:use-optimal-row-height="true"/>
    </style:style>
    <style:style style:name="ro6" style:family="table-row">
      <style:table-row-properties style:row-height="2.29cm" fo:break-before="auto" style:use-optimal-row-height="true"/>
    </style:style>
    <style:style style:name="ro7" style:family="table-row">
      <style:table-row-properties style:row-height="1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0.427cm" fo:break-before="auto" style:use-optimal-row-height="true"/>
    </style:style>
    <style:style style:name="ro10" style:family="table-row">
      <style:table-row-properties style:row-height="2.342cm" fo:break-before="auto" style:use-optimal-row-height="true"/>
    </style:style>
    <style:style style:name="ro11" style:family="table-row">
      <style:table-row-properties style:row-height="1.42cm" fo:break-before="auto" style:use-optimal-row-height="false"/>
    </style:style>
    <style:style style:name="ro12" style:family="table-row">
      <style:table-row-properties style:row-height="2.738cm" fo:break-before="auto" style:use-optimal-row-height="true"/>
    </style:style>
    <style:style style:name="ro13" style:family="table-row">
      <style:table-row-properties style:row-height="1.027cm" fo:break-before="auto" style:use-optimal-row-height="false"/>
    </style:style>
    <style:style style:name="ro14" style:family="table-row">
      <style:table-row-properties style:row-height="1.157cm" fo:break-before="auto" style:use-optimal-row-height="false"/>
    </style:style>
    <style:style style:name="ro15" style:family="table-row">
      <style:table-row-properties style:row-height="0.974cm" fo:break-before="auto" style:use-optimal-row-height="false"/>
    </style:style>
    <style:style style:name="ro16" style:family="table-row">
      <style:table-row-properties style:row-height="1.104cm" fo:break-before="auto" style:use-optimal-row-height="false"/>
    </style:style>
    <style:style style:name="ro17" style:family="table-row">
      <style:table-row-properties style:row-height="0.788cm" fo:break-before="auto" style:use-optimal-row-height="false"/>
    </style:style>
    <style:style style:name="ro18" style:family="table-row">
      <style:table-row-properties style:row-height="1.446cm" fo:break-before="auto" style:use-optimal-row-height="true"/>
    </style:style>
    <style:style style:name="ro19" style:family="table-row">
      <style:table-row-properties style:row-height="1.868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vertical-align="top"/>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0.002cm solid #000000" fo:border-left="0.002cm solid #000000" fo:border-right="none" fo:border-top="0.002cm solid #000000" style:vertical-align="top"/>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02cm solid #000000" fo:border-left="0.002cm solid #000000" fo:border-right="none" fo:border-top="0.002cm solid #000000" style:vertical-align="top"/>
      <style:text-properties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02cm solid #000000" fo:border-left="0.002cm solid #000000" fo:border-right="none" fo:border-top="0.002cm solid #000000" style:vertical-align="top"/>
      <style:text-properties fo:color="#ff0000"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02cm solid #000000" fo:border-left="0.002cm solid #000000" fo:border-right="none" fo:border-top="0.002cm solid #000000" style:vertical-align="top"/>
      <style:text-properties fo:color="#000000"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fo:border="0.002cm solid #000000" style:vertical-align="top"/>
      <style:paragraph-properties fo:text-align="center" fo:margin-left="0cm"/>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fo:wrap-option="wrap" fo:border="0.002cm solid #000000" style:vertical-align="top"/>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border="0.002cm solid #000000" style:vertical-align="top"/>
      <style:text-properties style:text-outline="false" style:text-line-through-style="none" fo:language="en" fo:country="US" fo:font-style="normal" fo:text-shadow="none" style:text-underline-mode="continuous" style:text-overline-mode="continuous" style:text-line-through-mode="continuous" style:font-name-asian="DejaVu Sans1" style:font-size-asian="6.80000019073486pt" style:language-asian="zxx" style:country-asian="none" style:font-style-asian="normal" style:font-weight-asian="normal" style:language-complex="en" style:country-complex="US" style:font-style-complex="normal" style:text-emphasize="none" style:font-relief="none" style:text-overline-style="none" style:text-overline-color="font-color"/>
    </style:style>
    <style:style style:name="ce9" style:family="table-cell" style:parent-style-name="Default">
      <style:table-cell-properties fo:wrap-option="wrap" fo:border="0.002cm solid #000000" style:vertical-align="top"/>
      <style:text-properties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fo:border="0.002cm solid #000000" style:vertical-align="top"/>
      <style:text-properties fo:color="#0000ff" style:text-outline="false" style:text-line-through-style="none" fo:font-size="12pt" fo:language="en" fo:country="GB"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GB" style:font-style-asian="normal" style:font-weight-asian="normal" style:font-name-complex="Helv" style:font-size-complex="6.80000019073486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order="0.002cm solid #000000" style:vertical-align="top"/>
      <style:paragraph-properties fo:text-align="justify"/>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style>
    <style:style style:name="ce13" style:family="table-cell" style:parent-style-name="Default">
      <style:table-cell-properties style:text-align-source="fix" style:repeat-content="false" style:vertical-align="middle"/>
      <style:paragraph-properties fo:text-align="center" fo:margin-left="0cm"/>
      <style:text-properties fo:font-size="12pt"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cm"/>
    </style:style>
    <style:style style:name="ce15" style:family="table-cell" style:parent-style-name="Default">
      <style:table-cell-properties style:text-align-source="fix" style:repeat-content="false" style:vertical-align="middle"/>
      <style:paragraph-properties fo:text-align="justify" fo:margin-left="0cm"/>
    </style:style>
    <style:style style:name="ce16" style:family="table-cell" style:parent-style-name="Default">
      <style:table-cell-properties style:text-align-source="fix" style:repeat-content="false" fo:wrap-option="wrap" style:vertical-align="top"/>
      <style:paragraph-properties fo:text-align="center" fo:margin-left="0cm"/>
      <style:text-properties fo:font-size="12pt" fo:font-weight="bold" style:font-weight-asian="bold" style:font-weight-complex="bold"/>
    </style:style>
    <style:style style:name="ce17" style:family="table-cell" style:parent-style-name="Default">
      <style:table-cell-properties fo:wrap-option="wrap" style:vertical-align="top"/>
    </style:style>
    <style:style style:name="ce18" style:family="table-cell" style:parent-style-name="Default">
      <style:table-cell-properties fo:border-bottom="0.002cm solid #000000" style:text-align-source="fix" style:repeat-content="false" fo:border-left="0.002cm solid #000000" fo:border-right="none" fo:border-top="0.002cm solid #000000" style:vertical-align="top"/>
      <style:paragraph-properties fo:text-align="center" fo:margin-left="0cm"/>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19" style:family="table-cell" style:parent-style-name="Default">
      <style:table-cell-properties fo:border-bottom="0.002cm solid #000000" style:text-align-source="fix" style:repeat-content="false" fo:border-left="0.002cm solid #000000" fo:border-right="none" fo:border-top="0.002cm solid #000000" style:vertical-align="top"/>
      <style:paragraph-properties fo:text-align="center" fo:margin-left="0cm"/>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bold"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20" style:family="table-cell" style:parent-style-name="Default">
      <style:table-cell-properties fo:border-bottom="0.002cm solid #000000" style:text-align-source="fix" style:repeat-content="false" fo:border-left="0.002cm solid #000000" fo:border-right="none" fo:border-top="0.002cm solid #000000" style:vertical-align="top"/>
      <style:paragraph-properties fo:text-align="center" fo:margin-left="0cm"/>
      <style:text-properties fo:color="#000000"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bold"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21" style:family="table-cell" style:parent-style-name="Default">
      <style:table-cell-properties fo:border-bottom="0.002cm solid #000000" fo:border-left="0.002cm solid #000000" fo:border-right="none" fo:border-top="0.002cm solid #000000" style:vertical-align="to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wrap" fo:border="0.002cm solid #000000" style:vertical-align="to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wrap" fo:border="0.002cm solid #000000" style:vertical-align="top"/>
      <style:text-properties fo:color="#000000"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wrap-option="wrap" fo:border="0.002cm solid #000000" style:vertical-align="top"/>
      <style:text-properties fo:color="#0000ff" style:text-outline="false" style:text-line-through-style="none" fo:font-size="12pt" fo:language="en" fo:country="GB"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GB" style:font-style-asian="normal" style:font-weight-asian="normal" style:font-name-complex="Helv" style:font-size-complex="6.80000019073486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wrap-option="wrap" fo:border="0.002cm solid #000000" style:vertical-align="top"/>
      <style:paragraph-properties fo:text-align="justify"/>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fo:border="0.002cm solid #000000" style:vertical-align="top"/>
      <style:text-properties fo:color="#000000" style:text-outline="false" style:text-line-through-style="none" fo:font-size="12pt" fo:language="en" fo:country="GB"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GB"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style:vertical-align="top"/>
      <style:paragraph-properties fo:text-align="start" fo:margin-left="0cm"/>
      <style:text-properties fo:font-size="12pt" fo:font-weight="bold" style:font-weight-asian="bold" style:font-weight-complex="bold"/>
    </style:style>
    <style:style style:name="ce28" style:family="table-cell" style:parent-style-name="Default">
      <style:table-cell-properties style:text-align-source="fix" style:repeat-content="false" style:vertical-align="top"/>
      <style:paragraph-properties fo:text-align="start" fo:margin-left="0cm"/>
    </style:style>
    <style:style style:name="ce29" style:family="table-cell" style:parent-style-name="Default">
      <style:table-cell-properties style:text-align-source="fix" style:repeat-content="false" style:vertical-align="top"/>
      <style:paragraph-properties fo:text-align="start" fo:margin-left="0cm"/>
      <style:text-properties fo:color="#000000"/>
    </style:style>
    <style:style style:name="ce30" style:family="table-cell" style:parent-style-name="Default">
      <style:table-cell-properties style:text-align-source="fix" style:repeat-content="false" style:vertical-align="top"/>
      <style:paragraph-properties fo:text-align="start" fo:margin-left="0cm"/>
      <style:text-properties style:font-name="Liberation Sans" style:font-name-asian="DejaVu Sans" style:font-name-complex="DejaVu Sans"/>
    </style:style>
    <style:style style:name="ce31" style:family="table-cell" style:parent-style-name="Default">
      <style:table-cell-properties style:text-align-source="fix" style:repeat-content="false" fo:wrap-option="wrap" style:vertical-align="top"/>
      <style:paragraph-properties fo:text-align="start" fo:margin-left="0cm"/>
    </style:style>
    <style:style style:name="ce32" style:family="table-cell" style:parent-style-name="Default">
      <style:table-cell-properties fo:background-color="#ccff99" fo:wrap-option="wrap" style:vertical-align="top"/>
    </style:style>
    <style:style style:name="ce33" style:family="table-cell" style:parent-style-name="Default">
      <style:table-cell-properties fo:wrap-option="wrap" style:vertical-align="top"/>
      <style:text-properties fo:color="#000000"/>
    </style:style>
    <style:style style:name="ce34" style:family="table-cell" style:parent-style-name="Default">
      <style:table-cell-properties fo:background-color="#ccff99" style:vertical-align="top"/>
    </style:style>
    <style:style style:name="ce35" style:family="table-cell" style:parent-style-name="Default">
      <style:table-cell-properties fo:background-color="#ccff99" style:text-align-source="fix" style:repeat-content="false" style:vertical-align="top"/>
      <style:paragraph-properties fo:text-align="start" fo:margin-left="0cm"/>
    </style:style>
    <style:style style:name="T1" style:family="text">
      <style:text-properties fo:color="#ff0000" fo:font-size="12pt" fo:language="en" fo:country="US" fo:font-style="normal" style:text-underline-style="none" fo:font-weight="normal" style:font-name-asian="DejaVu Sans1" style:language-asian="zxx" style:country-asian="none" style:font-name-complex="Liberation Serif" style:font-size-complex="6.80000019073486pt"/>
    </style:style>
    <style:style style:name="T2" style:family="text">
      <style:text-properties style:use-window-font-color="true" fo:font-size="12pt" fo:language="en" fo:country="US" fo:font-style="normal" style:text-underline-style="none" fo:font-weight="normal" style:font-name-asian="DejaVu Sans1" style:language-asian="zxx" style:country-asian="none" style:font-name-complex="Liberation Serif" style:font-size-complex="6.80000019073486pt"/>
    </style:style>
    <style:style style:name="T3" style:family="text">
      <style:text-properties fo:color="#000000" fo:font-size="12pt" fo:language="en" fo:country="US" fo:font-style="normal" style:text-underline-style="none" fo:font-weight="normal" style:font-name-asian="DejaVu Sans1" style:language-asian="zxx" style:country-asian="none" style:font-name-complex="Liberation Serif" style:font-size-complex="6.80000019073486pt"/>
    </style:style>
    <style:style style:name="T4" style:family="text">
      <style:text-properties style:use-window-font-color="true" style:font-name="Arial Unicode MS" fo:font-size="12pt" fo:language="en" fo:country="US" fo:font-style="normal" style:text-underline-style="none" fo:font-weight="bold" style:font-name-asian="DejaVu Sans1" style:language-asian="zxx" style:country-asian="none" style:font-name-complex="Arial Unicode MS" style:font-size-complex="6.80000019073486pt" style:font-weight-complex="bold"/>
    </style:style>
    <style:style style:name="T5" style:family="text">
      <style:text-properties fo:color="#000000" fo:font-size="7pt" fo:language="en" fo:country="US" fo:font-style="normal" style:text-underline-style="none" fo:font-weight="normal" style:font-name-asian="DejaVu Sans1" style:language-asian="zxx" style:country-asian="none" style:font-name-complex="Liberation Serif" style:font-size-complex="4pt"/>
    </style:style>
    <style:style style:name="T6" style:family="text">
      <style:text-properties fo:language="en" fo:country="US"/>
    </style:style>
  </office:automatic-styles>
  <office:body>
    <office:spreadsheet>
      <table:table table:name="Sheet1" table:style-name="ta1" table:print="false">
        <table:table-column table:style-name="co1" table:default-cell-style-name="Default"/>
        <table:table-column table:style-name="co2" table:default-cell-style-name="ce12"/>
        <table:table-column table:style-name="co3" table:default-cell-style-name="ce14"/>
        <table:table-column table:style-name="co4" table:default-cell-style-name="ce17"/>
        <table:table-row table:style-name="ro1">
          <table:table-cell table:style-name="ce1" office:value-type="string">
            <text:p>Statement Number</text:p>
          </table:table-cell>
          <table:table-cell table:style-name="ce6" office:value-type="string">
            <text:p>Normative Statement</text:p>
          </table:table-cell>
          <table:table-cell table:style-name="ce13" office:value-type="string">
            <text:p>Server or Client</text:p>
          </table:table-cell>
          <table:table-cell table:style-name="ce16" office:value-type="string">
            <text:p>Test or Assertion</text:p>
          </table:table-cell>
        </table:table-row>
        <table:table-row table:style-name="ro2">
          <table:table-cell table:style-name="ce2" office:value-type="string">
            <text:p>[MQTT-1.1.0-1]</text:p>
          </table:table-cell>
          <table:table-cell table:style-name="ce7" office:value-type="string">
            <text:p>A Session can contain more than one Subscription. Each Subscription within a session MUST have a different Topic Filter.</text:p>
          </table:table-cell>
          <table:table-cell office:value-type="string">
            <text:p>Server</text:p>
          </table:table-cell>
          <table:table-cell office:value-type="string">
            <text:p>Subscribe to a topic which matches an existing subscription</text:p>
          </table:table-cell>
        </table:table-row>
        <table:table-row table:style-name="ro3">
          <table:table-cell table:style-name="ce3" office:value-type="string">
            <text:p><text:span text:style-name="T1">[MQTT-1.4.0-1</text:span><text:span text:style-name="T2"> </text:span><text:span text:style-name="T1">]</text:span></text:p>
          </table:table-cell>
          <table:table-cell table:style-name="ce8" office:value-type="string">
            <text:p><text:span text:style-name="T2">The encoded data MUST be well-formed UTF-8 as defined by the </text:span><text:span text:style-name="T2">Unicode spec </text:span><text:span text:style-name="T4">[Unicode63]</text:span><text:span text:style-name="T2"> and restated in RFC 3629 [RFC 3629]. </text:span><text:span text:style-name="T2">In particular the encoded data MUST NOT include encodings of </text:span><text:span text:style-name="T2">codepoints between U+D800 and U+DFFF. If a receiver (server or </text:span><text:span text:style-name="T2">client) receives a control packet containing ill-formed UTF-8 it MUST </text:span><text:span text:style-name="T2">close the network connection. </text:span></text:p>
          </table:table-cell>
          <table:table-cell office:value-type="string">
            <text:p>Both</text:p>
          </table:table-cell>
          <table:table-cell office:value-type="string">
            <text:p>Send ill-formed UTF-8 to server or client.</text:p>
          </table:table-cell>
        </table:table-row>
        <table:table-row table:style-name="ro2">
          <table:table-cell table:style-name="ce4" office:value-type="string">
            <text:p>[MQTT-1.4.0-2]</text:p>
          </table:table-cell>
          <table:table-cell table:style-name="ce7" office:value-type="string">
            <text:p>The data MUST NOT include an encoding of the null character U+0000. If a receiver (server or client) receives a control packet containing U+0000 it MUST close the network connection.</text:p>
          </table:table-cell>
          <table:table-cell office:value-type="string">
            <text:p>Both</text:p>
          </table:table-cell>
          <table:table-cell office:value-type="string">
            <text:p>Send a null character to server and client. <text:s/>Should close the connection.</text:p>
          </table:table-cell>
        </table:table-row>
        <table:table-row table:style-name="ro2">
          <table:table-cell table:style-name="ce2" office:value-type="string">
            <text:p>[MQTT-2.0.0-1]</text:p>
          </table:table-cell>
          <table:table-cell table:style-name="ce7" office:value-type="string">
            <text:p>Unless stated otherwise, if either the server or client receives a Control Packet which does not meet this specification, it MUST close the Network Connection.</text:p>
          </table:table-cell>
          <table:table-cell office:value-type="string">
            <text:p>Both</text:p>
          </table:table-cell>
          <table:table-cell office:value-type="string">
            <text:p>Send an invalid packet to client and server. <text:s/></text:p>
          </table:table-cell>
        </table:table-row>
        <table:table-row table:style-name="ro1">
          <table:table-cell table:style-name="ce2" office:value-type="string">
            <text:p>[MQTT-2.1.2-1]</text:p>
          </table:table-cell>
          <table:table-cell table:style-name="ce7" office:value-type="string">
            <text:p>If invalid flags are received, the receiver MUST close the Network connection.</text:p>
          </table:table-cell>
          <table:table-cell office:value-type="string">
            <text:p>Both</text:p>
          </table:table-cell>
          <table:table-cell office:value-type="string">
            <text:p>Send invalid flags to client and server.</text:p>
          </table:table-cell>
        </table:table-row>
        <table:table-row table:style-name="ro4">
          <table:table-cell table:style-name="ce3" office:value-type="string">
            <text:p><text:span text:style-name="T3">[MQTT-2.1.2-2]</text:span><text:span text:style-name="T2">.</text:span></text:p>
          </table:table-cell>
          <table:table-cell table:style-name="ce9" office:value-type="string">
            <text:p><text:span text:style-name="T2"><text:s/></text:span><text:span text:style-name="T2">If Dup is 0 then the flow is the first occasion that the client or server </text:span><text:span text:style-name="T2">has attempted to send the MQTT PUBLISH Packet. If Dup is 1 then </text:span><text:span text:style-name="T2">this indicates that the flow might be re-delivery of an earlier packet.</text:span><text:span text:style-name="T3"> </text:span></text:p>
          </table:table-cell>
          <table:table-cell table:number-columns-repeated="2"/>
        </table:table-row>
        <table:table-row table:style-name="ro2">
          <table:table-cell table:style-name="ce2" office:value-type="string">
            <text:p>[MQTT-2.1.2-3]</text:p>
          </table:table-cell>
          <table:table-cell table:style-name="ce7" office:value-type="string">
            <text:p>This flag MUST be set to 1 by the client or server when it attempts to re-deliver a PUBLISH Packet.</text:p>
          </table:table-cell>
          <table:table-cell office:value-type="string">
            <text:p>Both</text:p>
          </table:table-cell>
          <table:table-cell office:value-type="string">
            <text:p>Check that DUP flag is set to 1 on redelivery. <text:s/>Needs a connection break and reestablishment.</text:p>
          </table:table-cell>
        </table:table-row>
        <table:table-row table:style-name="ro2">
          <table:table-cell table:style-name="ce2" office:value-type="string">
            <text:p>[MQTT-2.1.2-4]</text:p>
          </table:table-cell>
          <table:table-cell table:style-name="ce7" office:value-type="string">
            <text:p>The Dup flag MUST be 0 for all QoS 0 messages If Dup 0 then the flow is the first occasion that the client or server has attempted to send the MQTT PUBLISH Packet.</text:p>
          </table:table-cell>
          <table:table-cell office:value-type="string">
            <text:p>Both</text:p>
          </table:table-cell>
          <table:table-cell office:value-type="string">
            <text:p>Check that the DUP flag is 0 for QoS 0.</text:p>
          </table:table-cell>
        </table:table-row>
        <table:table-row table:style-name="ro4">
          <table:table-cell table:style-name="ce2" office:value-type="string">
            <text:p>[MQTT-2.1.2-5]</text:p>
          </table:table-cell>
          <table:table-cell table:style-name="ce7" office:value-type="string">
            <text:p><text:s/>The value of the Dup flag from an incoming PUBLISH packet is not propagated when the PUBLISH Packet is sent to subscribers by the server. The Dup flag in the outgoing PUBLISH packet is set independently to the incoming PUBLISH packet.</text:p>
          </table:table-cell>
          <table:table-cell office:value-type="string">
            <text:p>Server</text:p>
          </table:table-cell>
          <table:table-cell office:value-type="string">
            <text:p>Publishing from server on reconnect – duplicate publishes.</text:p>
          </table:table-cell>
        </table:table-row>
        <table:table-row table:style-name="ro4">
          <table:table-cell table:style-name="ce2" office:value-type="string">
            <text:p>[MQTT-2.1.2-6]</text:p>
          </table:table-cell>
          <table:table-cell table:style-name="ce7" office:value-type="string">
            <text:p>If the retain flag is set to 1 , in a PUBLISH Packet sent by a Client to a Server, the Server MUST store the application message and its QoS, so that it can be delivered to future subscribers whose subscriptions match its topic name.</text:p>
          </table:table-cell>
          <table:table-cell office:value-type="string">
            <text:p>Server</text:p>
          </table:table-cell>
          <table:table-cell office:value-type="string">
            <text:p>Retained message storage. <text:s/>Set retained message and send it to a client.</text:p>
          </table:table-cell>
        </table:table-row>
        <table:table-row table:style-name="ro2">
          <table:table-cell table:style-name="ce2" office:value-type="string">
            <text:p>[MQTT-2.1.2-7]</text:p>
          </table:table-cell>
          <table:table-cell table:style-name="ce7" office:value-type="string">
            <text:p>When a new subscription is established, the last retained message, if any, on each matching topic name MUST be sent to the subscriber.</text:p>
          </table:table-cell>
          <table:table-cell office:value-type="string">
            <text:p>Server</text:p>
          </table:table-cell>
          <table:table-cell office:value-type="string">
            <text:p>Send retained messages to a client.</text:p>
          </table:table-cell>
        </table:table-row>
        <table:table-row table:style-name="ro5">
          <table:table-cell table:style-name="ce2" office:value-type="string">
            <text:p>[MQTT-2.1.2-8]</text:p>
          </table:table-cell>
          <table:table-cell table:style-name="ce10" office:value-type="string">
            <text:p>If the Server receives a QoS 0 message with the RETAIN flag set to 1 it MUST discard any message previously retained for that topic. It SHOULD store the new QoS 0 message as the new retained message for that topic, but MAY discard it at any time. If this happens there will be no retained message for that topic.</text:p>
          </table:table-cell>
          <table:table-cell office:value-type="string">
            <text:p>Server</text:p>
          </table:table-cell>
          <table:table-cell/>
        </table:table-row>
        <table:table-row table:style-name="ro2">
          <table:table-cell table:style-name="ce2" office:value-type="string">
            <text:p>[MQTT-2.1.2-9]</text:p>
          </table:table-cell>
          <table:table-cell table:style-name="ce7" office:value-type="string">
            <text:p>When sending a PUBLISH Packet to a client the server MUST set the RETAIN bit to 1 if a message is sent as a result of a new subscription being made by a client.</text:p>
          </table:table-cell>
          <table:table-cell office:value-type="string">
            <text:p>Server</text:p>
          </table:table-cell>
          <table:table-cell office:value-type="string">
            <text:p>Send retained messages to a client.</text:p>
          </table:table-cell>
        </table:table-row>
        <table:table-row table:style-name="ro2">
          <table:table-cell table:style-name="ce2" office:value-type="string">
            <text:p>[MQTT-2.1.2-10]</text:p>
          </table:table-cell>
          <table:table-cell table:style-name="ce7" office:value-type="string">
            <text:p>It MUST set the RETAIN bit to 0 when a PUBLISH Packet is sent to a client because it matches an established subscription regardless of how the bit was set in the message it received.</text:p>
          </table:table-cell>
          <table:table-cell office:value-type="string">
            <text:p>Server</text:p>
          </table:table-cell>
          <table:table-cell office:value-type="string">
            <text:p>Sending a message to a client as a result of a publish that had the retained flag set.</text:p>
          </table:table-cell>
        </table:table-row>
        <table:table-row table:style-name="ro5">
          <table:table-cell table:style-name="ce2" office:value-type="string">
            <text:p>[MQTT-2.1.2-11]</text:p>
          </table:table-cell>
          <table:table-cell table:style-name="ce7" office:value-type="string">
            <text:p>A PUBLISH Packet with a retain flag set to 1 and a payload containing zero bytes will be processed as normal by the server and sent to clients with a subscription matching the topic name. Additionally any existing retained publication with the same topic name MUST be removed and any future subscribers for the topic will not receive a retained publication.</text:p>
          </table:table-cell>
          <table:table-cell office:value-type="string">
            <text:p>Server</text:p>
          </table:table-cell>
          <table:table-cell office:value-type="string">
            <text:p>Deleting a retained message</text:p>
          </table:table-cell>
        </table:table-row>
        <table:table-row table:style-name="ro2">
          <table:table-cell table:style-name="ce2" office:value-type="string">
            <text:p>[MQTT-2.1.2-12]</text:p>
          </table:table-cell>
          <table:table-cell table:style-name="ce11" office:value-type="string">
            <text:p>If the RETAIN flag is 0, in a PUBLISH Packet sent by a Client to a Server, the Server MUST NOT store the message and MUST NOT remove or replace any existing retained message.</text:p>
          </table:table-cell>
          <table:table-cell table:number-columns-repeated="2"/>
        </table:table-row>
        <table:table-row table:style-name="ro2">
          <table:table-cell table:style-name="ce2" office:value-type="string">
            <text:p>[MQTT-2.3.1-1]</text:p>
          </table:table-cell>
          <table:table-cell table:style-name="ce7" office:value-type="string">
            <text:p>SUBSCRIBE, UNSUBSCRIBE, and PUBLISH (in cases where QoS &gt; 0) MUST contain a non-zero 16-bit Packet Identifier.</text:p>
          </table:table-cell>
          <table:table-cell office:value-type="string">
            <text:p>Both</text:p>
          </table:table-cell>
          <table:table-cell office:value-type="string">
            <text:p>Normal SUBSCRIBE, UNSUBSCRIBE and PUBLISH. <text:s/>Packet id must be &gt; 0.</text:p>
          </table:table-cell>
        </table:table-row>
        <table:table-row table:style-name="ro2">
          <table:table-cell table:style-name="ce2" office:value-type="string">
            <text:p>[MQTT-2.3.1-1]</text:p>
          </table:table-cell>
          <table:table-cell table:style-name="ce7" office:value-type="string">
            <text:p>Each time a client sends a new packet of one of these types it MUST assign it a currently unused Packet Identifier.</text:p>
          </table:table-cell>
          <table:table-cell office:value-type="string">
            <text:p>Client</text:p>
          </table:table-cell>
          <table:table-cell office:value-type="string">
            <text:p>Don't reuse an existing Packet Identifier.</text:p>
          </table:table-cell>
        </table:table-row>
        <table:table-row table:style-name="ro6">
          <table:table-cell table:style-name="ce2" office:value-type="string">
            <text:p>[MQTT-2.3.1-3]</text:p>
          </table:table-cell>
          <table:table-cell table:style-name="ce7" office:value-type="string">
            <text:p>If a client resends a particular Control Packet, then it MUST use the same Packet Identifier in subsequent resends of that packet. The Packet Identifier becomes available for reuse after the client has processed the corresponding acknowledgement packet. In the case of a QoS 1 PUBLISH this is the corresponding PUBACK; in the case of QO2 it is PUBCOMP. For SUBSCRIBE or UNSUBSCRIBE it is the corresponding SUBACK or UNSUBACK.</text:p>
          </table:table-cell>
          <table:table-cell office:value-type="string">
            <text:p>Client</text:p>
          </table:table-cell>
          <table:table-cell/>
        </table:table-row>
        <table:table-row table:style-name="ro1">
          <table:table-cell table:style-name="ce4" office:value-type="string">
            <text:p>[MQTT-2.3.1-4]</text:p>
          </table:table-cell>
          <table:table-cell table:style-name="ce7" office:value-type="string">
            <text:p>The same conditions apply to a server when it sends a PUBLISH with QoS &gt;0. </text:p>
          </table:table-cell>
          <table:table-cell office:value-type="string">
            <text:p>Server</text:p>
          </table:table-cell>
          <table:table-cell/>
        </table:table-row>
        <table:table-row table:style-name="ro1">
          <table:table-cell table:style-name="ce2" office:value-type="string">
            <text:p>[MQTT-2.3.1-5]</text:p>
          </table:table-cell>
          <table:table-cell table:style-name="ce7" office:value-type="string">
            <text:p>A PUBLISH Packet MUST NOT contain a Packet Identifier if its QoS value is set to 0.</text:p>
          </table:table-cell>
          <table:table-cell office:value-type="string">
            <text:p>Both</text:p>
          </table:table-cell>
          <table:table-cell/>
        </table:table-row>
        <table:table-row table:style-name="ro2">
          <table:table-cell table:style-name="ce2" office:value-type="string">
            <text:p>[MQTT-2.3.1-6]</text:p>
          </table:table-cell>
          <table:table-cell table:style-name="ce7" office:value-type="string">
            <text:p>A PUBACK, PUBREC, PUBREL Packet MUST contain the same Packet Identifier as the PUBLISH Packet that initiated the flow.</text:p>
          </table:table-cell>
          <table:table-cell office:value-type="string">
            <text:p>Both</text:p>
          </table:table-cell>
          <table:table-cell office:value-type="string">
            <text:p>Normal PUBLISH QoS 2 flow.</text:p>
          </table:table-cell>
        </table:table-row>
        <table:table-row table:style-name="ro2">
          <table:table-cell table:style-name="ce2" office:value-type="string">
            <text:p>[MQTT-2.3.1-7] </text:p>
          </table:table-cell>
          <table:table-cell table:style-name="ce7" office:value-type="string">
            <text:p>Similarly SUBACK and UNSUBACK MUST contain the Packet Identifier that was used in the corresponding SUBSCRIBE and UNSUBSCRIBE Packet respectively</text:p>
          </table:table-cell>
          <table:table-cell office:value-type="string">
            <text:p>Both</text:p>
          </table:table-cell>
          <table:table-cell office:value-type="string">
            <text:p>Normal SUBSCRIBE and UNSUBSCRIBE flows.</text:p>
          </table:table-cell>
        </table:table-row>
        <table:table-row table:style-name="ro2">
          <table:table-cell table:style-name="ce2" office:value-type="string">
            <text:p>[MQTT-3.1.0-1]</text:p>
          </table:table-cell>
          <table:table-cell table:style-name="ce7" office:value-type="string">
            <text:p>.After a Network Connection is established by a client to a server, the first flow from the client to the server MUST be a CONNECT Packet.</text:p>
          </table:table-cell>
          <table:table-cell office:value-type="string">
            <text:p>Client</text:p>
          </table:table-cell>
          <table:table-cell/>
        </table:table-row>
        <table:table-row table:style-name="ro2">
          <table:table-cell table:style-name="ce2" office:value-type="string">
            <text:p>[MQTT-3.1.0-2]</text:p>
          </table:table-cell>
          <table:table-cell table:style-name="ce7" office:value-type="string">
            <text:p>The Server MUST process a second CONNECT Packet sent from a client as a protocol violation and disconnect the client.</text:p>
          </table:table-cell>
          <table:table-cell office:value-type="string">
            <text:p>Server</text:p>
          </table:table-cell>
          <table:table-cell/>
        </table:table-row>
        <table:table-row table:style-name="ro4">
          <table:table-cell table:style-name="ce3" office:value-type="string">
            <text:p><text:span text:style-name="T1">[MQTT-3.1.2-0]</text:span><text:span text:style-name="T2">.</text:span></text:p>
          </table:table-cell>
          <table:table-cell table:style-name="ce7" office:value-type="string">
            <text:p>If the protocol name is incorrect the server MAY disconnect the client, or it MAY continue processing the CONNECT packet in accordance with some other specification. In the latter case, the server MUST NOT continue to process the CONNECT packet in line with this specification <text:s/></text:p>
          </table:table-cell>
          <table:table-cell office:value-type="string">
            <text:p>Server</text:p>
          </table:table-cell>
          <table:table-cell/>
        </table:table-row>
        <table:table-row table:style-name="ro4">
          <table:table-cell table:style-name="ce2" office:value-type="string">
            <text:p>[MQTT-3.1.2-1]</text:p>
          </table:table-cell>
          <table:table-cell table:style-name="ce7" office:value-type="string">
            <text:p>The server MUST respond to the CONNECT Packet with a CONNACK return code 0x01 (unacceptable protocol level) and then disconnect the client if the Protocol Level is not supported by the server.</text:p>
          </table:table-cell>
          <table:table-cell office:value-type="string">
            <text:p>Server</text:p>
          </table:table-cell>
          <table:table-cell/>
        </table:table-row>
        <table:table-row table:style-name="ro2">
          <table:table-cell table:style-name="ce2" office:value-type="string">
            <text:p>[MQTT-3.1.2-2]</text:p>
          </table:table-cell>
          <table:table-cell table:style-name="ce7" office:value-type="string">
            <text:p>The server MUST validate that reserved bits are set to zero and disconnect the client if they are not zero.</text:p>
          </table:table-cell>
          <table:table-cell office:value-type="string">
            <text:p>Server</text:p>
          </table:table-cell>
          <table:table-cell/>
        </table:table-row>
        <table:table-row table:style-name="ro2">
          <table:table-cell table:style-name="ce5" office:value-type="string">
            <text:p>[MQTT-3.1.2-3]</text:p>
          </table:table-cell>
          <table:table-cell table:style-name="ce7" office:value-type="string">
            <text:p><text:s/>The Client and Server MUST store the Session after the Client and Server are disconnected disconnection.</text:p>
          </table:table-cell>
          <table:table-cell office:value-type="string">
            <text:p>Both</text:p>
          </table:table-cell>
          <table:table-cell/>
        </table:table-row>
        <table:table-row table:style-name="ro2">
          <table:table-cell table:style-name="ce2" office:value-type="string">
            <text:p>[MQTT-3.1.2-4]</text:p>
          </table:table-cell>
          <table:table-cell table:style-name="ce7" office:value-type="string">
            <text:p>After disconnection, the Server MUST accumulate further QoS 1 and QoS 2 messages that match any subscriptions that the client had at the time of disconnection.</text:p>
          </table:table-cell>
          <table:table-cell office:value-type="string">
            <text:p>Server</text:p>
          </table:table-cell>
          <table:table-cell/>
        </table:table-row>
        <table:table-row table:style-name="ro2">
          <table:table-cell table:style-name="ce2" office:value-type="string">
            <text:p>[MQTT-3.1.2-5]</text:p>
          </table:table-cell>
          <table:table-cell table:style-name="ce7" office:value-type="string">
            <text:p>If set to 1, the Client and Server MUST discard any previous Session and start a new one. This Session lasts as long as the Network Connection and MUST NOT be reused.</text:p>
          </table:table-cell>
          <table:table-cell office:value-type="string">
            <text:p>Both</text:p>
          </table:table-cell>
          <table:table-cell/>
        </table:table-row>
        <table:table-row table:style-name="ro2">
          <table:table-cell table:style-name="ce2" office:value-type="string">
            <text:p>[MQTT-3.1.2.6]</text:p>
          </table:table-cell>
          <table:table-cell table:style-name="ce7" office:value-type="string">
            <text:p>Retained publications do not form part of the Session state in the server, they MUST NOT be deleted when the Session ends.</text:p>
          </table:table-cell>
          <table:table-cell office:value-type="string">
            <text:p>Server</text:p>
          </table:table-cell>
          <table:table-cell/>
        </table:table-row>
        <table:table-row table:style-name="ro4">
          <table:table-cell table:style-name="ce2" office:value-type="string">
            <text:p>[MQTT-3.1.2-7]</text:p>
          </table:table-cell>
          <table:table-cell table:style-name="ce7" office:value-type="string">
            <text:p>The Will Flag indicates that a Will Message MUST be published by the server when the server detects that the client is disconnected for any reason other than the client flowing a DISCONNECT Packet.</text:p>
          </table:table-cell>
          <table:table-cell office:value-type="string">
            <text:p>Server</text:p>
          </table:table-cell>
          <table:table-cell/>
        </table:table-row>
        <table:table-row table:style-name="ro2">
          <table:table-cell table:style-name="ce2" office:value-type="string">
            <text:p>[MQTT-3.1.2-8]</text:p>
          </table:table-cell>
          <table:table-cell table:style-name="ce7" office:value-type="string">
            <text:p>If the Will Flag is set <text:s/>to 1, the Will QoS and Will Retain fields in the Connect Flags will be used by the server, and the Will Topic and Will Message fields MUST be present in the payload.</text:p>
          </table:table-cell>
          <table:table-cell office:value-type="string">
            <text:p>Client</text:p>
          </table:table-cell>
          <table:table-cell/>
        </table:table-row>
        <table:table-row table:style-name="ro1">
          <table:table-cell table:style-name="ce2" office:value-type="string">
            <text:p>[MQTT-3.1.2-9]</text:p>
          </table:table-cell>
          <table:table-cell table:style-name="ce7" office:value-type="string">
            <text:p>If the Will Flag is set to 0, then the Will QoS MUST be set to 0 <text:s/>(0x00).</text:p>
          </table:table-cell>
          <table:table-cell office:value-type="string">
            <text:p>Client</text:p>
          </table:table-cell>
          <table:table-cell/>
        </table:table-row>
        <table:table-row table:style-name="ro2">
          <table:table-cell table:style-name="ce4" office:value-type="string">
            <text:p>[MQTT-3.1.2-10]</text:p>
          </table:table-cell>
          <table:table-cell table:style-name="ce7" office:value-type="string">
            <text:p>If the Will Flag is set to 1, the value of Will QoS can be 0 (0x00), 1 (0x01), or 2 (0x02). It MUST NOT be 3 (0x03). </text:p>
          </table:table-cell>
          <table:table-cell office:value-type="string">
            <text:p>Client</text:p>
          </table:table-cell>
          <table:table-cell/>
        </table:table-row>
        <table:table-row table:style-name="ro1">
          <table:table-cell table:style-name="ce2" office:value-type="string">
            <text:p>[MQTT-3.1.2-11]</text:p>
          </table:table-cell>
          <table:table-cell table:style-name="ce7" office:value-type="string">
            <text:p>If the Will Flag is set to 0, then the Will Retain Flag MUST be set to 0.</text:p>
          </table:table-cell>
          <table:table-cell table:number-columns-repeated="2"/>
        </table:table-row>
        <table:table-row table:style-name="ro2">
          <table:table-cell table:style-name="ce2" office:value-type="string">
            <text:p>[MQTT-3.1.2-12]</text:p>
          </table:table-cell>
          <table:table-cell table:style-name="ce7" office:value-type="string">
            <text:p>If the Will Flag is set to 1 and If Will Retain is set to 0, the server MUST publish the will message as a non-retained publication.</text:p>
          </table:table-cell>
          <table:table-cell office:value-type="string">
            <text:p>Server</text:p>
          </table:table-cell>
          <table:table-cell office:value-type="string">
            <text:p>Send a non-retained will message.</text:p>
          </table:table-cell>
        </table:table-row>
        <table:table-row table:style-name="ro2">
          <table:table-cell table:style-name="ce2" office:value-type="string">
            <text:p>[MQTT-3.1.2-13]</text:p>
          </table:table-cell>
          <table:table-cell table:style-name="ce7" office:value-type="string">
            <text:p>If the Will Flag is set to 1 and If Will Retain is set to 1, the server MUST publish the will message as a retained publication.</text:p>
          </table:table-cell>
          <table:table-cell office:value-type="string">
            <text:p>Server</text:p>
          </table:table-cell>
          <table:table-cell office:value-type="string">
            <text:p>Send a retained will message</text:p>
          </table:table-cell>
        </table:table-row>
        <table:table-row table:style-name="ro1">
          <table:table-cell table:style-name="ce2" office:value-type="string">
            <text:p>[MQTT-3.1.2-14]</text:p>
          </table:table-cell>
          <table:table-cell table:style-name="ce7" office:value-type="string">
            <text:p>If the User Name Flag is set to 0, a user name MUST NOT be present in the payload.</text:p>
          </table:table-cell>
          <table:table-cell office:value-type="string">
            <text:p>Both</text:p>
          </table:table-cell>
          <table:table-cell office:value-type="string">
            <text:p>Server should close the session if not.</text:p>
          </table:table-cell>
        </table:table-row>
        <table:table-row table:style-name="ro1">
          <table:table-cell table:style-name="ce2" office:value-type="string">
            <text:p>[MQTT-3.1.2-15]</text:p>
          </table:table-cell>
          <table:table-cell table:style-name="ce7" office:value-type="string">
            <text:p>If the User Name Flag is set to 1, a user name MUST be present in the payload.</text:p>
          </table:table-cell>
          <table:table-cell table:number-columns-repeated="2"/>
        </table:table-row>
        <table:table-row table:style-name="ro1">
          <table:table-cell table:style-name="ce2" office:value-type="string">
            <text:p>[MQTT-3.1.2-16]</text:p>
          </table:table-cell>
          <table:table-cell table:style-name="ce7" office:value-type="string">
            <text:p>If the Password Flag is set to 0, a password MUST NOT be present in the payload.</text:p>
          </table:table-cell>
          <table:table-cell table:number-columns-repeated="2"/>
        </table:table-row>
        <table:table-row table:style-name="ro1">
          <table:table-cell table:style-name="ce2" office:value-type="string">
            <text:p>[MQTT-3.1.2-17]</text:p>
          </table:table-cell>
          <table:table-cell table:style-name="ce7" office:value-type="string">
            <text:p>If the Password Flag is set to 1, a password MUST be present in the payload.</text:p>
          </table:table-cell>
          <table:table-cell table:number-columns-repeated="2"/>
        </table:table-row>
        <table:table-row table:style-name="ro1">
          <table:table-cell table:style-name="ce2" office:value-type="string">
            <text:p>[MQTT-3.1.2-18]</text:p>
          </table:table-cell>
          <table:table-cell table:style-name="ce7" office:value-type="string">
            <text:p>If the User Name Flag is set to 0 then the Password Flag MUST be set to 0.</text:p>
          </table:table-cell>
          <table:table-cell office:value-type="string">
            <text:p>Both</text:p>
          </table:table-cell>
          <table:table-cell/>
        </table:table-row>
        <table:table-row table:style-name="ro1">
          <table:table-cell table:style-name="ce2" office:value-type="string">
            <text:p>[MQTT-3.1.2-19]</text:p>
          </table:table-cell>
          <table:table-cell table:style-name="ce7" office:value-type="string">
            <text:p>In the absence of sending any other Control Packets, the client MUST send a PINGREQ Packet.</text:p>
          </table:table-cell>
          <table:table-cell office:value-type="string">
            <text:p>Client</text:p>
          </table:table-cell>
          <table:table-cell/>
        </table:table-row>
        <table:table-row table:style-name="ro2">
          <table:table-cell table:style-name="ce2" office:value-type="string">
            <text:p>[MQTT-3.1.2-20]</text:p>
          </table:table-cell>
          <table:table-cell table:style-name="ce7" office:value-type="string">
            <text:p>If the server does not receive a Control Packet from the client within one and a half times the Keep Alive time period, it MUST disconnect the client as if the network had failed.</text:p>
          </table:table-cell>
          <table:table-cell office:value-type="string">
            <text:p>Server</text:p>
          </table:table-cell>
          <table:table-cell/>
        </table:table-row>
        <table:table-row table:style-name="ro2">
          <table:table-cell table:style-name="ce2" office:value-type="string">
            <text:p>[MQTT-3.1.3-1]</text:p>
          </table:table-cell>
          <table:table-cell table:style-name="ce7" office:value-type="string">
            <text:p><text:s/>The ClientId MUST be used by clients and by servers to identify state that they hold relating to this MQTT connection between the client and the server </text:p>
          </table:table-cell>
          <table:table-cell office:value-type="string">
            <text:p>Both</text:p>
          </table:table-cell>
          <table:table-cell/>
        </table:table-row>
        <table:table-row table:style-name="ro1">
          <table:table-cell table:style-name="ce2" office:value-type="string">
            <text:p>[MQTT-3.1.3-2]</text:p>
          </table:table-cell>
          <table:table-cell table:style-name="ce7" office:value-type="string">
            <text:p>The Client Identifier (ClientId) MUST be present and is the first field in the payload.</text:p>
          </table:table-cell>
          <table:table-cell table:number-columns-repeated="2"/>
        </table:table-row>
        <table:table-row table:style-name="ro7">
          <table:table-cell table:style-name="ce2" office:value-type="string">
            <text:p>[MQTT-3.1.3-3]</text:p>
          </table:table-cell>
          <table:table-cell table:style-name="ce8" office:value-type="string">
            <text:p><text:span text:style-name="T2">The ClientId MUST comprise only Unicode </text:span><text:span text:style-name="T4">[Unicode63]</text:span><text:span text:style-name="T2"> </text:span><text:span text:style-name="T2">characters, and the length of the UTF-8 encoding MUST be at least </text:span><text:span text:style-name="T2">zero bytes and no more than 65535 bytes.</text:span></text:p>
          </table:table-cell>
          <table:table-cell table:number-columns-repeated="2"/>
        </table:table-row>
        <table:table-row table:style-name="ro5">
          <table:table-cell table:style-name="ce2" office:value-type="string">
            <text:p>[MQTT-3.1.3-4]</text:p>
          </table:table-cell>
          <table:table-cell table:style-name="ce7" office:value-type="string">
            <text:p>The server MAY restrict the ClientId it allows in terms of their lengths and the characters they contain, however the server MUST allow ClientId’s which are between 1 and 23 UTF-8 encoded bytes in length, and contain only the characters "0123456789abcdefghijklmnopqrstuvwxyzABCDEFGHIJKLMNOPQRSTUVWXYZ".</text:p>
          </table:table-cell>
          <table:table-cell office:value-type="string">
            <text:p>Server</text:p>
          </table:table-cell>
          <table:table-cell/>
        </table:table-row>
        <table:table-row table:style-name="ro4">
          <table:table-cell table:style-name="ce2" office:value-type="string">
            <text:p>[MQTT-3.1.3-5]</text:p>
          </table:table-cell>
          <table:table-cell table:style-name="ce7" office:value-type="string">
            <text:p>A Server MAY allow a Client to supply a ClientId that has a length of zero bytes. However if it does so the Server MUST treat this as a special case and assign a unique ClientId to that Client. It MUST then process the CONNECT packet as if the client had provided that unique ClientId.</text:p>
          </table:table-cell>
          <table:table-cell office:value-type="string">
            <text:p>Server</text:p>
          </table:table-cell>
          <table:table-cell office:value-type="string">
            <text:p>Optional.</text:p>
          </table:table-cell>
        </table:table-row>
        <table:table-row table:style-name="ro1">
          <table:table-cell table:style-name="ce2" office:value-type="string">
            <text:p>[MQTT-3.1.3-6]</text:p>
          </table:table-cell>
          <table:table-cell table:style-name="ce7" office:value-type="string">
            <text:p>If the client supplies a zero-byte ClientId, the client MUST also set Clean Session to 1.</text:p>
          </table:table-cell>
          <table:table-cell office:value-type="string">
            <text:p>Both</text:p>
          </table:table-cell>
          <table:table-cell/>
        </table:table-row>
        <table:table-row table:style-name="ro4">
          <table:table-cell table:style-name="ce2" office:value-type="string">
            <text:p>[MQTT-3.1.3-7]</text:p>
          </table:table-cell>
          <table:table-cell table:style-name="ce7" office:value-type="string">
            <text:p>If the client supplies a zero-byte ClientId with Clean Session set to 0, the server MUST respond to the CONNECT Packet with a CONNACK return code 0x02 (Identifier rejected) and then close the Network Connection.</text:p>
          </table:table-cell>
          <table:table-cell office:value-type="string">
            <text:p>Server</text:p>
          </table:table-cell>
          <table:table-cell/>
        </table:table-row>
        <table:table-row table:style-name="ro2">
          <table:table-cell table:style-name="ce2" office:value-type="string">
            <text:p>[MQTT-3.1.3-8]</text:p>
          </table:table-cell>
          <table:table-cell table:style-name="ce7" office:value-type="string">
            <text:p>If the server rejects the ClientId it MUST respond to the CONNECT Packet with a CONNACK return code 0x02 (Identifier rejected) and then close the Network Connection.</text:p>
          </table:table-cell>
          <table:table-cell office:value-type="string">
            <text:p>Server</text:p>
          </table:table-cell>
          <table:table-cell/>
        </table:table-row>
        <table:table-row table:style-name="ro2">
          <table:table-cell table:style-name="ce3" office:value-type="string">
            <text:p><text:span text:style-name="T2">.</text:span><text:span text:style-name="T1"> [MQTT-3.1.4-1]</text:span></text:p>
          </table:table-cell>
          <table:table-cell table:style-name="ce7" office:value-type="string">
            <text:p>The server MUST validate that the CONNECT Packet conforms to section <text:s/>and close the Network Connection without sending a CONNACK if it does not conform.</text:p>
          </table:table-cell>
          <table:table-cell office:value-type="string">
            <text:p>Server</text:p>
          </table:table-cell>
          <table:table-cell/>
        </table:table-row>
        <table:table-row table:style-name="ro2">
          <table:table-cell table:style-name="ce2" office:value-type="string">
            <text:p>[MQTT-3.1.4-2]</text:p>
          </table:table-cell>
          <table:table-cell table:style-name="ce7" office:value-type="string">
            <text:p>If the ClientId represents a client already connected to the server then the server MUST disconnect the existing client.</text:p>
          </table:table-cell>
          <table:table-cell office:value-type="string">
            <text:p>Server</text:p>
          </table:table-cell>
          <table:table-cell/>
        </table:table-row>
        <table:table-row table:style-name="ro2">
          <table:table-cell table:style-name="ce2" office:value-type="string">
            <text:p>[MQTT-3.1.4-3]</text:p>
          </table:table-cell>
          <table:table-cell table:style-name="ce7" office:value-type="string">
            <text:p>If the server rejects the CONNECT, it MUST NOT process any data sent by the client after the CONNECT Packet.</text:p>
          </table:table-cell>
          <table:table-cell office:value-type="string">
            <text:p>Server</text:p>
          </table:table-cell>
          <table:table-cell/>
        </table:table-row>
        <table:table-row table:style-name="ro1">
          <table:table-cell table:style-name="ce2" office:value-type="string">
            <text:p>[MQTT-3.2.0-1]</text:p>
          </table:table-cell>
          <table:table-cell table:style-name="ce7" office:value-type="string">
            <text:p>The first packet sent from the server to the client MUST be a CONNACK Packet.</text:p>
          </table:table-cell>
          <table:table-cell office:value-type="string">
            <text:p>Server</text:p>
          </table:table-cell>
          <table:table-cell/>
        </table:table-row>
        <table:table-row table:style-name="ro2">
          <table:table-cell table:style-name="ce2" office:value-type="string">
            <text:p>[MQTT-3.2.2-1]</text:p>
          </table:table-cell>
          <table:table-cell table:style-name="ce7" office:value-type="string">
            <text:p>If none of these return codes are deemed applicable, then the server MUST close the Network Connection without flowing a CONNACK.</text:p>
          </table:table-cell>
          <table:table-cell office:value-type="string">
            <text:p>Server</text:p>
          </table:table-cell>
          <table:table-cell/>
        </table:table-row>
        <table:table-row table:style-name="ro1">
          <table:table-cell table:style-name="ce2" office:value-type="string">
            <text:p>[MQTT-3.3.2-1]</text:p>
          </table:table-cell>
          <table:table-cell table:style-name="ce7" office:value-type="string">
            <text:p>The Topic name MUST be a UTF-8 encoded string.</text:p>
          </table:table-cell>
          <table:table-cell office:value-type="string">
            <text:p>Both</text:p>
          </table:table-cell>
          <table:table-cell/>
        </table:table-row>
        <table:table-row table:style-name="ro2">
          <table:table-cell table:style-name="ce2" office:value-type="string">
            <text:p>[MQTT-3.3.2-2]</text:p>
          </table:table-cell>
          <table:table-cell table:style-name="ce7" office:value-type="string">
            <text:p>The topic name in the PUBLISH Packet received by a subscribing client MUST NOT contain wild card characters.</text:p>
          </table:table-cell>
          <table:table-cell office:value-type="string">
            <text:p>Server</text:p>
          </table:table-cell>
          <table:table-cell/>
        </table:table-row>
        <table:table-row table:style-name="ro2">
          <table:table-cell table:style-name="ce2" office:value-type="string">
            <text:p>[MQTT-3.3.5-1]</text:p>
          </table:table-cell>
          <table:table-cell table:style-name="ce7" office:value-type="string">
            <text:p>The server MUST deliver the message to the client respecting the maximum QoS of all the matching subscriptions.</text:p>
          </table:table-cell>
          <table:table-cell office:value-type="string">
            <text:p>Server</text:p>
          </table:table-cell>
          <table:table-cell office:value-type="string">
            <text:p>Overlapping subscriptions with different QoSs. <text:s/>Must send one message with highest QoS. <text:s/>May send others matching other subscriptions.</text:p>
          </table:table-cell>
        </table:table-row>
        <table:table-row table:style-name="ro4">
          <table:table-cell table:style-name="ce2" office:value-type="string">
            <text:p>[MQTT-3.3.5-2]</text:p>
          </table:table-cell>
          <table:table-cell table:style-name="ce7" office:value-type="string">
            <text:p>If a server implementation does not authorize a PUBLISH to be performed by a client; it has no way of informing that client. It MUST either make a positive acknowledgement, according to the normal QoS rules or disconnect the TCP session.</text:p>
          </table:table-cell>
          <table:table-cell office:value-type="string">
            <text:p>Server</text:p>
          </table:table-cell>
          <table:table-cell office:value-type="string">
            <text:p>Publish to an unauthorized topic.</text:p>
          </table:table-cell>
        </table:table-row>
        <table:table-row table:style-name="ro2">
          <table:table-cell table:style-name="ce2" office:value-type="string">
            <text:p>[MQTT-3.5.4-1]</text:p>
          </table:table-cell>
          <table:table-cell table:style-name="ce7" office:value-type="string">
            <text:p>When the sender of a PUBLISH Packet receives a PUBREC Packet, it MUST reply with a PUBREL Packet.</text:p>
          </table:table-cell>
          <table:table-cell office:value-type="string">
            <text:p>Both</text:p>
          </table:table-cell>
          <table:table-cell office:value-type="string">
            <text:p>QoS 2 exchanges</text:p>
          </table:table-cell>
        </table:table-row>
        <table:table-row table:style-name="ro2">
          <table:table-cell table:style-name="ce2" office:value-type="string">
            <text:p>[MQTT-3.6.1-1]</text:p>
          </table:table-cell>
          <table:table-cell table:style-name="ce7" office:value-type="string">
            <text:p>Bits 3,2,1 and 0 of the fixed header are reserved and MUST be set to 0,0,1 and 0 respectively. The server MUST treat any other value as malformed and close the Network Connection.</text:p>
          </table:table-cell>
          <table:table-cell office:value-type="string">
            <text:p>Both?</text:p>
          </table:table-cell>
          <table:table-cell office:value-type="string">
            <text:p>Pubrel packet in QoS 2 exchanges.</text:p>
          </table:table-cell>
        </table:table-row>
        <table:table-row table:style-name="ro2">
          <table:table-cell table:style-name="ce2" office:value-type="string">
            <text:p>[MQTT-3.6.4-1]</text:p>
          </table:table-cell>
          <table:table-cell table:style-name="ce7" office:value-type="string">
            <text:p>When the sender of a PUBREC Packet receives a PUBREL Packet it MUST reply with a PUBCOMP Packet.</text:p>
          </table:table-cell>
          <table:table-cell office:value-type="string">
            <text:p>Both</text:p>
          </table:table-cell>
          <table:table-cell office:value-type="string">
            <text:p>QoS 2 exchanges</text:p>
          </table:table-cell>
        </table:table-row>
        <table:table-row table:style-name="ro2">
          <table:table-cell table:style-name="ce2" office:value-type="string">
            <text:p>[MQTT-3.8.1-1]</text:p>
          </table:table-cell>
          <table:table-cell table:style-name="ce7" office:value-type="string">
            <text:p>Bits 3,2,1 and 0 of the fixed header are reserved and MUST be set to 0,0,1 and 0 respectively. The server MUST treat any other value as malformed and close the Network Connection.</text:p>
          </table:table-cell>
          <table:table-cell office:value-type="string">
            <text:p>Server</text:p>
          </table:table-cell>
          <table:table-cell office:value-type="string">
            <text:p>Server to close session if SUBSCRIBE is has bits in the fixed header erroneously set.</text:p>
          </table:table-cell>
        </table:table-row>
        <table:table-row table:style-name="ro2">
          <table:table-cell table:style-name="ce2" office:value-type="string">
            <text:p>[MQTT-3.8.3-1]</text:p>
          </table:table-cell>
          <table:table-cell table:style-name="ce7" office:value-type="string">
            <text:p>The Payload of a SUBSCRIBE packet MUST contain at least one Topic Filter / QoS pair. A SUBSCRIBE packet with no payload is a protocol violation.</text:p>
          </table:table-cell>
          <table:table-cell office:value-type="string">
            <text:p>Both</text:p>
          </table:table-cell>
          <table:table-cell office:value-type="string">
            <text:p>Client should not send. Server should validate.</text:p>
          </table:table-cell>
        </table:table-row>
        <table:table-row table:style-name="ro2">
          <table:table-cell table:style-name="ce2" office:value-type="string">
            <text:p>[MQTT-3.8.4-1]</text:p>
          </table:table-cell>
          <table:table-cell table:style-name="ce7" office:value-type="string">
            <text:p>When the Server receives a SUBSCRIBE Packet from a Client, the Server MUST respond with a SUBACK Packet.</text:p>
          </table:table-cell>
          <table:table-cell office:value-type="string">
            <text:p>Server</text:p>
          </table:table-cell>
          <table:table-cell office:value-type="string">
            <text:p>Normal subscrbe handling.</text:p>
          </table:table-cell>
        </table:table-row>
        <table:table-row table:style-name="ro1">
          <table:table-cell table:style-name="ce2" office:value-type="string">
            <text:p>[MQTT-3.8.4-2]</text:p>
          </table:table-cell>
          <table:table-cell table:style-name="ce7" office:value-type="string">
            <text:p>The SUBACK Packet MUST have the same Packet Identifier as the SUBSCRIBE Packet.</text:p>
          </table:table-cell>
          <table:table-cell office:value-type="string">
            <text:p>Server</text:p>
          </table:table-cell>
          <table:table-cell office:value-type="string">
            <text:p>Normal subscrbe handling.</text:p>
          </table:table-cell>
        </table:table-row>
        <table:table-row table:style-name="ro4">
          <table:table-cell table:style-name="ce2" office:value-type="string">
            <text:p>[MQTT-3.8.4-3]</text:p>
          </table:table-cell>
          <table:table-cell table:style-name="ce7" office:value-type="string">
            <text:p>If a server receives a SUBSCRIBE packet that contains multiple Topic Filters it MUST handle that packet as if it had received a sequence of multiple SUBSCRIBE packets, except that it combines their responses into a single SUBACK response.</text:p>
          </table:table-cell>
          <table:table-cell office:value-type="string">
            <text:p>Server</text:p>
          </table:table-cell>
          <table:table-cell office:value-type="string">
            <text:p>Multiple topics in one subscribe</text:p>
          </table:table-cell>
        </table:table-row>
        <table:table-row table:style-name="ro2">
          <table:table-cell table:style-name="ce2" office:value-type="string">
            <text:p>[MQTT-3.8.4-4]</text:p>
          </table:table-cell>
          <table:table-cell table:style-name="ce7" office:value-type="string">
            <text:p>A SUBACK Packet MUST be sent to the Client by the Server containing a return code for each Topic Filter/QoS pair.</text:p>
          </table:table-cell>
          <table:table-cell office:value-type="string">
            <text:p>Server</text:p>
          </table:table-cell>
          <table:table-cell/>
        </table:table-row>
        <table:table-row table:style-name="ro2">
          <table:table-cell table:style-name="ce2" office:value-type="string">
            <text:p>[MQTT-3.8.4-5]</text:p>
          </table:table-cell>
          <table:table-cell table:style-name="ce7" office:value-type="string">
            <text:p>The QoS of Payload Messages sent in response to a subscription MUST be the minimum of the QoS of the originally published message and the maximum QoS granted by the Server.</text:p>
          </table:table-cell>
          <table:table-cell office:value-type="string">
            <text:p>Server</text:p>
          </table:table-cell>
          <table:table-cell office:value-type="string">
            <text:p>Reducing QoS on outgoing publish.</text:p>
          </table:table-cell>
        </table:table-row>
        <table:table-row table:style-name="ro2">
          <table:table-cell table:style-name="ce2" office:value-type="string">
            <text:p>[MQTT-3.9.3-1]</text:p>
          </table:table-cell>
          <table:table-cell table:style-name="ce7" office:value-type="string">
            <text:p>The order of return codes in the SUBACK Packet MUST match the order of Topic Filters in the SUBSCRIBE Packet.</text:p>
          </table:table-cell>
          <table:table-cell office:value-type="string">
            <text:p>Server</text:p>
          </table:table-cell>
          <table:table-cell office:value-type="string">
            <text:p>Multiple topics in one subscribe</text:p>
          </table:table-cell>
        </table:table-row>
        <table:table-row table:style-name="ro2">
          <table:table-cell table:style-name="ce2" office:value-type="string">
            <text:p>[MQTT-3.10.1-1]</text:p>
          </table:table-cell>
          <table:table-cell table:style-name="ce7" office:value-type="string">
            <text:p>Bits 3,2,1 and 0 of the fixed header are reserved and MUST be set to 0,0,1 and 0 respectively. The server MUST treat any other value as malformed and close the Network Connection.</text:p>
          </table:table-cell>
          <table:table-cell table:number-columns-repeated="2"/>
        </table:table-row>
        <table:table-row table:style-name="ro4">
          <table:table-cell table:style-name="ce2" office:value-type="string">
            <text:p>[MQTT-3.10.3-1]</text:p>
          </table:table-cell>
          <table:table-cell table:style-name="ce7" office:value-type="string">
            <text:p>The Topic Filter (whether containing a wild-card or not) supplied in an UNSUBSCRIBE packet MUST be compared byte-for-byte with the current set of Topic Filters held by the Server for the Client. If any filter matches exactly then it is deleted, otherwise no additional processing occurs.</text:p>
          </table:table-cell>
          <table:table-cell table:number-columns-repeated="2"/>
        </table:table-row>
        <table:table-row table:style-name="ro2">
          <table:table-cell table:style-name="ce2" office:value-type="string">
            <text:p>[MQTT-3.10.3-2]</text:p>
          </table:table-cell>
          <table:table-cell table:style-name="ce7" office:value-type="string">
            <text:p>The Server sends an UNSUBACK Packet to the Client in response to an UNSUBSCRIBE Packet, The server MUST stop adding any new messages for delivery to the client.</text:p>
          </table:table-cell>
          <table:table-cell table:number-columns-repeated="2"/>
        </table:table-row>
        <table:table-row table:style-name="ro4">
          <table:table-cell table:style-name="ce2" office:value-type="string">
            <text:p>[MQTT-3.10.3-3]</text:p>
          </table:table-cell>
          <table:table-cell table:style-name="ce7" office:value-type="string">
            <text:p>The Server sends an UNSUBACK Packet to the Client in response to an UNSUBSCRIBE Packet, The server MUST complete the delivery of any QoS 1 or QoS 2 messages which it has started to send to the client.</text:p>
          </table:table-cell>
          <table:table-cell table:number-columns-repeated="2"/>
        </table:table-row>
        <table:table-row table:style-name="ro4">
          <table:table-cell table:style-name="ce2" office:value-type="string">
            <text:p>[MQTT-3.10.3-4]</text:p>
          </table:table-cell>
          <table:table-cell table:style-name="ce7" office:value-type="string">
            <text:p>The Server sends an UNSUBACK Packet to the Client in response to an UNSUBSCRIBE Packet, The server MUST send an UNSUBACK packet. The UNSUBACK Packet MUST have the same Packet Identifier as the UNSUBSCRIBE Packet.</text:p>
          </table:table-cell>
          <table:table-cell table:number-columns-repeated="2"/>
        </table:table-row>
        <table:table-row table:style-name="ro1">
          <table:table-cell table:style-name="ce2" office:value-type="string">
            <text:p>[MQTT-3.10.3-5]</text:p>
          </table:table-cell>
          <table:table-cell table:style-name="ce7" office:value-type="string">
            <text:p>Even where no Topic Filters are deleted, the server MUST respond with an UNSUBACK.</text:p>
          </table:table-cell>
          <table:table-cell table:number-columns-repeated="2"/>
        </table:table-row>
        <table:table-row table:style-name="ro4">
          <table:table-cell table:style-name="ce2" office:value-type="string">
            <text:p>[MQTT-3.10.3-6]</text:p>
          </table:table-cell>
          <table:table-cell table:style-name="ce7" office:value-type="string">
            <text:p>If a server receives an UNSUBSCRIBE packet that contains multiple Topic Filters it MUST handle that packet as if it had received a sequence of multiple UNSUBSCRIBE packets, except that it sends just one UNSUBACK response.</text:p>
          </table:table-cell>
          <table:table-cell table:number-columns-repeated="2"/>
        </table:table-row>
        <table:table-row table:style-name="ro1">
          <table:table-cell table:style-name="ce2" office:value-type="string">
            <text:p>[MQTT-3.12.4-1]</text:p>
          </table:table-cell>
          <table:table-cell table:style-name="ce7" office:value-type="string">
            <text:p>The Server MUST send a PINGRESP Packet in response to a PINGREQ packet.</text:p>
          </table:table-cell>
          <table:table-cell table:number-columns-repeated="2"/>
        </table:table-row>
        <table:table-row table:style-name="ro2">
          <table:table-cell table:style-name="ce2" office:value-type="string">
            <text:p>[MQTT-3.14.1-1]</text:p>
          </table:table-cell>
          <table:table-cell table:style-name="ce7" office:value-type="string">
            <text:p>The server MUST validate that reserved bits are set to zero in DISCONNECT Control Packet, and disconnect the client if they are not zero.</text:p>
          </table:table-cell>
          <table:table-cell table:number-columns-repeated="2"/>
        </table:table-row>
        <table:table-row table:style-name="ro1">
          <table:table-cell table:style-name="ce2" office:value-type="string">
            <text:p>[MQTT-3.14.4-1]</text:p>
          </table:table-cell>
          <table:table-cell table:style-name="ce7" office:value-type="string">
            <text:p>After sending a DISCONNECT Packet the Client MUST close the Network Connection.</text:p>
          </table:table-cell>
          <table:table-cell table:number-columns-repeated="2"/>
        </table:table-row>
        <table:table-row table:style-name="ro2">
          <table:table-cell table:style-name="ce2" office:value-type="string">
            <text:p>[MQTT-3.14.4-2]</text:p>
          </table:table-cell>
          <table:table-cell table:style-name="ce7" office:value-type="string">
            <text:p>After sending a DISCONNECT Packet the Client MUST NOT send any more Control Packets on that Network Connection.</text:p>
          </table:table-cell>
          <table:table-cell table:number-columns-repeated="2"/>
        </table:table-row>
        <table:table-row table:style-name="ro8">
          <table:table-cell table:style-name="ce2" office:value-type="string">
            <text:p>[MQTT-3.14.4-3]</text:p>
          </table:table-cell>
          <table:table-cell table:style-name="ce7" office:value-type="string">
            <text:p>On receipt of DISCONNECT the Server MUST discard the Will Message without publishing it.</text:p>
          </table:table-cell>
          <table:table-cell office:value-type="string">
            <text:p>Server</text:p>
          </table:table-cell>
          <table:table-cell office:value-type="string">
            <text:p>Connect a client with a will message and disconnect. <text:s/>Ensure no message is published to the will topic.</text:p>
          </table:table-cell>
        </table:table-row>
        <table:table-row table:style-name="ro1">
          <table:table-cell table:style-name="ce2" office:value-type="string">
            <text:p>[MQTT-4.1.0-1]</text:p>
          </table:table-cell>
          <table:table-cell table:style-name="ce7" office:value-type="string">
            <text:p>The Client and Server MUST store data for at least as long as the Network Connection lasts.</text:p>
          </table:table-cell>
          <table:table-cell office:value-type="string">
            <text:p>Both</text:p>
          </table:table-cell>
          <table:table-cell/>
        </table:table-row>
        <table:table-row table:style-name="ro2">
          <table:table-cell table:style-name="ce2" office:value-type="string">
            <text:p>[MQTT-4.2.0-1]</text:p>
          </table:table-cell>
          <table:table-cell table:style-name="ce7" office:value-type="string">
            <text:p>The network connection used to transport the MQTT protocol MUST be an ordered, lossless, stream of bytes from the client to server and server to client.</text:p>
          </table:table-cell>
          <table:table-cell office:value-type="string">
            <text:p>Both</text:p>
          </table:table-cell>
          <table:table-cell office:value-type="string">
            <text:p>Use TCP/IP for now.</text:p>
          </table:table-cell>
        </table:table-row>
        <table:table-row table:style-name="ro4">
          <table:table-cell table:style-name="ce2" office:value-type="string">
            <text:p>[MQTT-4.3.2-1]</text:p>
          </table:table-cell>
          <table:table-cell table:style-name="ce7" office:value-type="string">
            <text:p>The receiver of a QoS 1 PUBLISH Packet acknowledges receipt with a PUBACK Packet. If the Client reconnects and the Session is resumed, the sender MUST resend any in flight QoS 1 messages with the Dup flag set to 1. <text:s/></text:p>
          </table:table-cell>
          <table:table-cell office:value-type="string">
            <text:p>Both</text:p>
          </table:table-cell>
          <table:table-cell/>
        </table:table-row>
        <table:table-row table:style-name="ro2">
          <table:table-cell table:style-name="ce2" office:value-type="string">
            <text:p>[MQTT-4.3.2-2]</text:p>
          </table:table-cell>
          <table:table-cell table:style-name="ce7" office:value-type="string">
            <text:p>The Server MUST store the message in accordance to its QoS properties and ensure onward delivery to applicable subscribers.</text:p>
          </table:table-cell>
          <table:table-cell table:number-columns-repeated="2"/>
        </table:table-row>
        <table:table-row table:style-name="ro2">
          <table:table-cell table:style-name="ce2" office:value-type="string">
            <text:p>[MQTT-4.3.2-3]</text:p>
          </table:table-cell>
          <table:table-cell table:style-name="ce7" office:value-type="string">
            <text:p>When it receives a PUBLISH Packet with Dup set to 1 the receiver MUST perform the same actions as above which might result in a redelivery of the Application Message.</text:p>
          </table:table-cell>
          <table:table-cell table:number-columns-repeated="2"/>
        </table:table-row>
        <table:table-row table:style-name="ro2">
          <table:table-cell table:style-name="ce2" office:value-type="string">
            <text:p>[MQTT-4.3.3-1]</text:p>
          </table:table-cell>
          <table:table-cell table:style-name="ce7" office:value-type="string">
            <text:p>The Server MUST store the message in accordance to its QoS properties and ensure onward delivery to applicable subscribers.</text:p>
          </table:table-cell>
          <table:table-cell office:value-type="string">
            <text:p>Server</text:p>
          </table:table-cell>
          <table:table-cell/>
        </table:table-row>
        <table:table-row table:style-name="ro2">
          <table:table-cell table:style-name="ce2" office:value-type="string">
            <text:p>[MQTT-4.4.0-1]</text:p>
          </table:table-cell>
          <table:table-cell table:style-name="ce7" office:value-type="string">
            <text:p>When a Client reconnects with CleanSession = 0, both the client and server MUST redeliver any previous in-flight messages.</text:p>
          </table:table-cell>
          <table:table-cell office:value-type="string">
            <text:p>Both</text:p>
          </table:table-cell>
          <table:table-cell/>
        </table:table-row>
        <table:table-row table:style-name="ro1">
          <table:table-cell table:style-name="ce2" office:value-type="string">
            <text:p>[MQTT-4.4.0-2]</text:p>
          </table:table-cell>
          <table:table-cell table:style-name="ce7" office:value-type="string">
            <text:p>The PUBLISH packet MUST set Dup1 when it is redelivered.</text:p>
          </table:table-cell>
          <table:table-cell table:number-columns-repeated="2"/>
        </table:table-row>
        <table:table-row table:style-name="ro2">
          <table:table-cell table:style-name="ce2" office:value-type="string">
            <text:p>[MQTT-4.5.0-1]</text:p>
          </table:table-cell>
          <table:table-cell table:style-name="ce7" office:value-type="string">
            <text:p>The client MUST acknowledge any Publish Packet it receives according to the applicable QoS rules regardless of whether it elects to process the application message.</text:p>
          </table:table-cell>
          <table:table-cell office:value-type="string">
            <text:p>Client</text:p>
          </table:table-cell>
          <table:table-cell/>
        </table:table-row>
        <table:table-row table:style-name="ro2">
          <table:table-cell table:style-name="ce2" office:value-type="string">
            <text:p>[MQTT-4.6.0-1]</text:p>
          </table:table-cell>
          <table:table-cell table:style-name="ce7" office:value-type="string">
            <text:p>If client resends any PUBLISH packets, it MUST resend them in the order in which the original PUBLISH packets were sent (this applies to QoS 1 and QoS 2 messages).</text:p>
          </table:table-cell>
          <table:table-cell office:value-type="string">
            <text:p>Client</text:p>
          </table:table-cell>
          <table:table-cell/>
        </table:table-row>
        <table:table-row table:style-name="ro2">
          <table:table-cell table:style-name="ce2" office:value-type="string">
            <text:p>[MQTT-4.6.0-2]</text:p>
          </table:table-cell>
          <table:table-cell table:style-name="ce7" office:value-type="string">
            <text:p>Client MUST send PUBACK packets in the order in which the corresponding PUBLISH packets were received (QoS 1 messages).</text:p>
          </table:table-cell>
          <table:table-cell office:value-type="string">
            <text:p>Client</text:p>
          </table:table-cell>
          <table:table-cell/>
        </table:table-row>
        <table:table-row table:style-name="ro2">
          <table:table-cell table:style-name="ce2" office:value-type="string">
            <text:p>[MQTT-4.6.0-3]</text:p>
          </table:table-cell>
          <table:table-cell table:style-name="ce7" office:value-type="string">
            <text:p>Client MUST send PUBREC packets in the order in which the corresponding PUBLISH packets were received (QoS 2 messages).</text:p>
          </table:table-cell>
          <table:table-cell office:value-type="string">
            <text:p>Client</text:p>
          </table:table-cell>
          <table:table-cell/>
        </table:table-row>
        <table:table-row table:style-name="ro2">
          <table:table-cell table:style-name="ce2" office:value-type="string">
            <text:p>[MQTT-4.6.0-4]</text:p>
          </table:table-cell>
          <table:table-cell table:style-name="ce7" office:value-type="string">
            <text:p>Client MUST send PUBREL packets in the order in which the corresponding PUBREC packets were received (QoS 2 messages).</text:p>
          </table:table-cell>
          <table:table-cell office:value-type="string">
            <text:p>Client</text:p>
          </table:table-cell>
          <table:table-cell/>
        </table:table-row>
        <table:table-row table:style-name="ro4">
          <table:table-cell table:style-name="ce2" office:value-type="string">
            <text:p>[MQTT-4.6.0-5]</text:p>
          </table:table-cell>
          <table:table-cell table:style-name="ce7" office:value-type="string">
            <text:p>A server MUST by default treat each Topic as an "Ordered Topic". It MAY provide an administrative or other mechanism to allow one or more Topics to be treated as an "Unordered Topic".</text:p>
          </table:table-cell>
          <table:table-cell office:value-type="string">
            <text:p>Server</text:p>
          </table:table-cell>
          <table:table-cell office:value-type="string">
            <text:p>For the interops day, only test ordered topics.</text:p>
          </table:table-cell>
        </table:table-row>
        <table:table-row table:style-name="ro5">
          <table:table-cell table:style-name="ce2" office:value-type="string">
            <text:p>[MQTT-4.6.0-6]</text:p>
          </table:table-cell>
          <table:table-cell table:style-name="ce7" office:value-type="string">
            <text:p>When a Server processes a message that has been published to an Ordered Topic, it MUST follow the rules listed above when delivering messages to each of its subscribers. Server MUST send PUBLISH packets to consumers (for the same Topic and QoS) in the order that they were received from any given client.</text:p>
          </table:table-cell>
          <table:table-cell office:value-type="string">
            <text:p>Server</text:p>
          </table:table-cell>
          <table:table-cell/>
        </table:table-row>
        <table:table-row table:style-name="ro2">
          <table:table-cell table:style-name="ce2" office:value-type="string">
            <text:p>[MQTT-4.7.1-1]</text:p>
          </table:table-cell>
          <table:table-cell table:style-name="ce7" office:value-type="string">
            <text:p>The wildcard characters can be used in Topic Filters, but MUST NOT be used within a topic name of a PUBLISH Packet.</text:p>
          </table:table-cell>
          <table:table-cell office:value-type="string">
            <text:p>Both</text:p>
          </table:table-cell>
          <table:table-cell/>
        </table:table-row>
        <table:table-row table:style-name="ro2">
          <table:table-cell table:style-name="ce2" office:value-type="string">
            <text:p>[MQTT-4.7.1-2]</text:p>
          </table:table-cell>
          <table:table-cell table:style-name="ce7" office:value-type="string">
            <text:p>The multi-level wildcard character MUST be specified on its own or following a topic level separator, in either case it MUST be the last character specified in the Topic Filter.</text:p>
          </table:table-cell>
          <table:table-cell office:value-type="string">
            <text:p>Both</text:p>
          </table:table-cell>
          <table:table-cell office:value-type="string">
            <text:p>Client should not send. Server should validate.</text:p>
          </table:table-cell>
        </table:table-row>
        <table:table-row table:style-name="ro2">
          <table:table-cell table:style-name="ce2" office:value-type="string">
            <text:p>[MQTT-4.7.1-3]</text:p>
          </table:table-cell>
          <table:table-cell table:style-name="ce7" office:value-type="string">
            <text:p>The single-level wildcard can be used at any level in the Topic Filter, including first and last levels. Where it is used it MUST occupy an entire level of the filter.</text:p>
          </table:table-cell>
          <table:table-cell office:value-type="string">
            <text:p>Both</text:p>
          </table:table-cell>
          <table:table-cell/>
        </table:table-row>
        <table:table-row table:style-name="ro1">
          <table:table-cell table:style-name="ce2" office:value-type="string">
            <text:p>[MQTT-4.7.3-1]</text:p>
          </table:table-cell>
          <table:table-cell table:style-name="ce7" office:value-type="string">
            <text:p>A topic names and Topic Filters MUST be at least one character long.</text:p>
          </table:table-cell>
          <table:table-cell office:value-type="string">
            <text:p>Both</text:p>
          </table:table-cell>
          <table:table-cell/>
        </table:table-row>
        <table:table-row table:style-name="ro7">
          <table:table-cell table:style-name="ce2" office:value-type="string">
            <text:p>[MQTT-4.7.3-2]</text:p>
          </table:table-cell>
          <table:table-cell table:style-name="ce8" office:value-type="string">
            <text:p><text:span text:style-name="T2">Topic names and Topic Filters MUST NOT include the null character </text:span><text:span text:style-name="T2">(Unicode \x0000) </text:span><text:span text:style-name="T4">[Unicode63]</text:span><text:span text:style-name="T2">.</text:span></text:p>
          </table:table-cell>
          <table:table-cell office:value-type="string">
            <text:p>Both</text:p>
          </table:table-cell>
          <table:table-cell/>
        </table:table-row>
        <table:table-row table:style-name="ro2">
          <table:table-cell table:style-name="ce2" office:value-type="string">
            <text:p>[MQTT-4.7.3-3]</text:p>
          </table:table-cell>
          <table:table-cell table:style-name="ce7" office:value-type="string">
            <text:p>Topic names and Topic Filters are UTF-8 encoded strings, they MUST NOT encode to more than 65535 bytes.</text:p>
          </table:table-cell>
          <table:table-cell table:style-name="ce15" office:value-type="string">
            <text:p>Server: mandatory. Client: optional</text:p>
          </table:table-cell>
          <table:table-cell/>
        </table:table-row>
        <table:table-row table:style-name="ro2">
          <table:table-cell table:style-name="ce2" office:value-type="string">
            <text:p>[MQTT-4.8.0-1]</text:p>
          </table:table-cell>
          <table:table-cell table:style-name="ce7" office:value-type="string">
            <text:p>If the client or server encounters a transient error while processing an inbound Control Packet it MUST close Network Connection which was used to send the packet.</text:p>
          </table:table-cell>
          <table:table-cell office:value-type="string">
            <text:p>Both</text:p>
          </table:table-cell>
          <table:table-cell/>
        </table:table-row>
        <table:table-row table:style-name="ro9" table:number-rows-repeated="1048466">
          <table:table-cell table:number-columns-repeated="4"/>
        </table:table-row>
        <table:table-row table:style-name="ro9">
          <table:table-cell table:number-columns-repeated="4"/>
        </table:table-row>
      </table:table>
      <table:table table:name="Sheet2" table:style-name="ta1" table:print="false">
        <table:table-column table:style-name="co6" table:default-cell-style-name="Default"/>
        <table:table-column table:style-name="co7" table:default-cell-style-name="ce12"/>
        <table:table-column table:style-name="co8" table:default-cell-style-name="ce28"/>
        <table:table-column table:style-name="co8" table:default-cell-style-name="ce17"/>
        <table:table-row table:style-name="ro1">
          <table:table-cell table:style-name="ce18" office:value-type="string">
            <text:p>Statement No.</text:p>
          </table:table-cell>
          <table:table-cell table:style-name="ce6" office:value-type="string">
            <text:p>Normative Statement</text:p>
          </table:table-cell>
          <table:table-cell table:style-name="ce27" office:value-type="string">
            <text:p>Client Test</text:p>
          </table:table-cell>
          <table:table-cell table:style-name="ce16" office:value-type="string">
            <text:p>Server Test</text:p>
          </table:table-cell>
        </table:table-row>
        <table:table-row table:style-name="ro1">
          <table:table-cell table:style-name="ce18" office:value-type="string" table:number-columns-spanned="4" table:number-rows-spanned="1">
            <text:p>Introduction – Terminology</text:p>
          </table:table-cell>
          <table:covered-table-cell table:style-name="ce6"/>
          <table:covered-table-cell table:style-name="ce27"/>
          <table:covered-table-cell table:style-name="ce16"/>
        </table:table-row>
        <table:table-row table:style-name="ro2">
          <table:table-cell table:style-name="ce2" office:value-type="string">
            <text:p>[MQTT-1.1.0-1]</text:p>
          </table:table-cell>
          <table:table-cell table:style-name="ce7" office:value-type="string">
            <text:p>A Session can contain more than one Subscription. Each Subscription within a session MUST have a different Topic Filter.</text:p>
          </table:table-cell>
          <table:table-cell office:value-type="string">
            <text:p>N/A</text:p>
          </table:table-cell>
          <table:table-cell table:style-name="ce32" office:value-type="string">
            <text:p>Subscribe to a topic which matches an existing subscription. Subscriptions.py</text:p>
          </table:table-cell>
        </table:table-row>
        <table:table-row table:style-name="ro1">
          <table:table-cell table:style-name="ce19" office:value-type="string" table:number-columns-spanned="4" table:number-rows-spanned="1">
            <text:p>Introduction – Data representations</text:p>
          </table:table-cell>
          <table:covered-table-cell table:style-name="ce7"/>
          <table:covered-table-cell table:number-columns-repeated="2"/>
        </table:table-row>
        <table:table-row table:style-name="ro10">
          <table:table-cell table:style-name="ce3" office:value-type="string">
            <text:p><text:span text:style-name="T1">[MQTT-1.4.0-1</text:span><text:span text:style-name="T2"> </text:span><text:span text:style-name="T1">]</text:span></text:p>
          </table:table-cell>
          <table:table-cell table:style-name="ce8" office:value-type="string">
            <text:p><text:span text:style-name="T2">The encoded data MUST be well-formed UTF-8 as defined by the </text:span><text:span text:style-name="T2">Unicode spec </text:span><text:span text:style-name="T4">[Unicode63]</text:span><text:span text:style-name="T2"> and restated in RFC 3629 [RFC 3629]. </text:span><text:span text:style-name="T2">In particular the encoded data MUST NOT include encodings of code </text:span><text:span text:style-name="T2">points between U+D800 and U+DFFF. If a receiver (Server or Client) </text:span><text:span text:style-name="T2">receives a control packet containing ill-formed UTF-8 it MUST close </text:span><text:span text:style-name="T2">the network connection. </text:span></text:p>
          </table:table-cell>
          <table:table-cell office:value-type="string">
            <text:p>Have the server send ill formed UTF-8 to client.</text:p>
          </table:table-cell>
          <table:table-cell table:style-name="ce32" office:value-type="string">
            <text:p>Send ill-formed UTF-8 to server. start.py</text:p>
          </table:table-cell>
        </table:table-row>
        <table:table-row table:style-name="ro4">
          <table:table-cell table:style-name="ce4" office:value-type="string">
            <text:p>[MQTT-1.4.0-2]</text:p>
          </table:table-cell>
          <table:table-cell table:style-name="ce22" office:value-type="string">
            <text:p><text:span text:style-name="T2">The UTF-8 encoded string</text:span><text:span text:style-name="T3"> </text:span><text:span text:style-name="T2"><text:s/>MUST NOT include an encoding of the </text:span><text:span text:style-name="T2">null character U+0000. If a receiver (Server or Client) receives a </text:span><text:span text:style-name="T2">control packet containing U+0000 it MUST close the network </text:span><text:span text:style-name="T2">connection.</text:span></text:p>
          </table:table-cell>
          <table:table-cell office:value-type="string">
            <text:p>Have the server send a null in UTF-8 data to client.</text:p>
          </table:table-cell>
          <table:table-cell table:style-name="ce32" office:value-type="string">
            <text:p>Send a null character to server. <text:s/>Should close the connection. MQTTV311.py</text:p>
          </table:table-cell>
        </table:table-row>
        <table:table-row table:style-name="ro4">
          <table:table-cell table:style-name="ce4" office:value-type="string">
            <text:p>[MQTT-1.4.0-3]</text:p>
          </table:table-cell>
          <table:table-cell table:style-name="ce7" office:value-type="string">
            <text:p>The UTF-8 encoded sequence 0xEF 0xBB 0xBF is always to be interpreted to mean U+FEFF ("ZERO WIDTH NO-BREAK SPACE") wherever it appears in a string and MUST NOT be skipped over or stripped off by a packet receiver.</text:p>
          </table:table-cell>
          <table:table-cell office:value-type="string">
            <text:p>Have the server send 0xEF 0xBB 0xBF to client.</text:p>
          </table:table-cell>
          <table:table-cell table:style-name="ce32" office:value-type="string">
            <text:p>Send 0xEF 0xBB 0xBF to server. <text:s/>Should not be skipped over or stripped. <text:s/>Put it into a topic, so it can be received. MQTTV311.py</text:p>
          </table:table-cell>
        </table:table-row>
        <table:table-row table:style-name="ro1">
          <table:table-cell table:style-name="ce20" office:value-type="string" table:number-columns-spanned="4" table:number-rows-spanned="1">
            <text:p>Control Packet Format</text:p>
          </table:table-cell>
          <table:covered-table-cell table:style-name="ce23"/>
          <table:covered-table-cell table:style-name="ce29"/>
          <table:covered-table-cell table:style-name="ce33"/>
        </table:table-row>
        <table:table-row table:style-name="ro2">
          <table:table-cell table:style-name="ce2" office:value-type="string">
            <text:p>[MQTT-2.0.0-1]</text:p>
          </table:table-cell>
          <table:table-cell table:style-name="ce7" office:value-type="string">
            <text:p>Unless stated otherwise, if either the Server or Client receives a Control Packet which does not meet this specification, it MUST close the Network Connection.</text:p>
          </table:table-cell>
          <table:table-cell table:style-name="ce30" office:value-type="string">
            <text:p>Have the server send invalid packet to client.</text:p>
          </table:table-cell>
          <table:table-cell table:style-name="ce32" office:value-type="string">
            <text:p>Send invalid packet to server – close connection. MQTTBrokers.py</text:p>
          </table:table-cell>
        </table:table-row>
        <table:table-row table:style-name="ro8">
          <table:table-cell table:style-name="ce2" office:value-type="string">
            <text:p>[MQTT-2.1.2-1]</text:p>
          </table:table-cell>
          <table:table-cell table:style-name="ce7" office:value-type="string">
            <text:p>If invalid flags are received, the receiver MUST close the Network connection.</text:p>
          </table:table-cell>
          <table:table-cell office:value-type="string">
            <text:p>Have the server send invalid flags to client.</text:p>
          </table:table-cell>
          <table:table-cell table:style-name="ce32" office:value-type="string">
            <text:p>Invalid flags in MQTT packet. <text:s/>Close connection. Includes wrong QoS for Connect, subscribe etc. MQTTV311.py</text:p>
          </table:table-cell>
        </table:table-row>
        <table:table-row table:style-name="ro4">
          <table:table-cell table:style-name="ce2" office:value-type="string">
            <text:p>[MQTT-2.1.2-2].</text:p>
          </table:table-cell>
          <table:table-cell table:style-name="ce7" office:value-type="string">
            <text:p>If Dup is 0 then the flow is the first occasion that the Client or Server has attempted to send the MQTT PUBLISH Packet. If Dup is 1 then this indicates that the flow might be re-delivery of an earlier packet. </text:p>
          </table:table-cell>
          <table:table-cell office:value-type="string">
            <text:p>Connection break and reestablishment.</text:p>
          </table:table-cell>
          <table:table-cell table:style-name="ce32" office:value-type="string">
            <text:p>Check that DUP flag is set to 1 on redelivery. <text:s/>Needs a connection break and reestablishment. MQTTBrokers.py</text:p>
          </table:table-cell>
        </table:table-row>
        <table:table-row table:style-name="ro2">
          <table:table-cell table:style-name="ce2" office:value-type="string">
            <text:p>[MQTT-2.1.2-3]</text:p>
          </table:table-cell>
          <table:table-cell table:style-name="ce7" office:value-type="string">
            <text:p>The Dup flag MUST be set to 1 by the Client or Server when it attempts to re-deliver a PUBLISH Packet.</text:p>
          </table:table-cell>
          <table:table-cell office:value-type="string">
            <text:p>Force the client to redeliver messages after a connection break.</text:p>
          </table:table-cell>
          <table:table-cell table:style-name="ce32" office:value-type="string">
            <text:p>Set DUP flag 1 for packet redelivery. MQTTBrokers.py</text:p>
          </table:table-cell>
        </table:table-row>
        <table:table-row table:style-name="ro1">
          <table:table-cell table:style-name="ce2" office:value-type="string">
            <text:p>[MQTT-2.1.2-4]</text:p>
          </table:table-cell>
          <table:table-cell table:style-name="ce7" office:value-type="string">
            <text:p>The Dup flag MUST be 0 for all QoS 0 messages </text:p>
          </table:table-cell>
          <table:table-cell office:value-type="string">
            <text:p>Have the server check that messages from the client have DUP flag 0 for QoS 0.</text:p>
          </table:table-cell>
          <table:table-cell table:style-name="ce32" office:value-type="string">
            <text:p>Check that the DUP flag is 0 for QoS 0. MQTTV311.py</text:p>
          </table:table-cell>
        </table:table-row>
        <table:table-row table:style-name="ro5">
          <table:table-cell table:style-name="ce2" office:value-type="string">
            <text:p>[MQTT-2.1.2-5]</text:p>
          </table:table-cell>
          <table:table-cell table:style-name="ce7" office:value-type="string">
            <text:p>The value of the Dup flag from an incoming PUBLISH packet is not propagated when the PUBLISH Packet is sent to subscribers by the Server. The Dup flag in the outgoing PUBLISH packet MUST BE set independently to the incoming PUBLISH packet.</text:p>
          </table:table-cell>
          <table:table-cell office:value-type="string">
            <text:p>N/A</text:p>
          </table:table-cell>
          <table:table-cell table:style-name="ce32" office:value-type="string">
            <text:p>DUP flag in outgoing publications as a result of incoming publication with DUP flag set, is False. MQTTBrokers.py</text:p>
          </table:table-cell>
        </table:table-row>
        <table:table-row table:style-name="ro4">
          <table:table-cell table:style-name="ce2" office:value-type="string">
            <text:p>[MQTT-2.1.2-6]</text:p>
          </table:table-cell>
          <table:table-cell table:style-name="ce7" office:value-type="string">
            <text:p>If the retain flag is set to 1, in a PUBLISH Packet sent by a Client to a Server, the Server MUST store the application message and its QoS, so that it can be delivered to future subscribers whose subscriptions match its topic name. </text:p>
          </table:table-cell>
          <table:table-cell office:value-type="string">
            <text:p>N/A</text:p>
          </table:table-cell>
          <table:table-cell table:style-name="ce32" office:value-type="string">
            <text:p>Receiving and storing retained message. <text:s/>Brokers.py</text:p>
          </table:table-cell>
        </table:table-row>
        <table:table-row table:style-name="ro2">
          <table:table-cell table:style-name="ce2" office:value-type="string">
            <text:p>[MQTT-2.1.2-7]</text:p>
          </table:table-cell>
          <table:table-cell table:style-name="ce7" office:value-type="string">
            <text:p>When a new subscription is established, the last retained message, if any, on each matching topic name MUST be sent to the subscriber. </text:p>
          </table:table-cell>
          <table:table-cell office:value-type="string">
            <text:p>N/A</text:p>
          </table:table-cell>
          <table:table-cell table:style-name="ce32" office:value-type="string">
            <text:p>Send retained messages to a client. MQTTBrokers.py</text:p>
          </table:table-cell>
        </table:table-row>
        <table:table-row table:style-name="ro5">
          <table:table-cell table:style-name="ce2" office:value-type="string">
            <text:p>[MQTT-2.1.2-8]</text:p>
          </table:table-cell>
          <table:table-cell table:style-name="ce24" office:value-type="string">
            <text:p>If the Server receives a QoS 0 message with the RETAIN flag set to 1 it MUST discard any message previously retained for that topic. It SHOULD store the new QoS 0 message as the new retained message for that topic, but MAY discard it at any time. If this happens there will be no retained message for that topic.</text:p>
          </table:table-cell>
          <table:table-cell office:value-type="string">
            <text:p>N/A</text:p>
          </table:table-cell>
          <table:table-cell office:value-type="string">
            <text:p>QoS 0 retained messages may be dropped at any time.</text:p>
          </table:table-cell>
        </table:table-row>
        <table:table-row table:style-name="ro11">
          <table:table-cell table:style-name="ce2" office:value-type="string">
            <text:p>[MQTT-2.1.2-9]</text:p>
          </table:table-cell>
          <table:table-cell table:style-name="ce7" office:value-type="string">
            <text:p>When sending a PUBLISH Packet to a Client the Server MUST set the RETAIN flag to 1 if a message is sent as a result of a new subscription being made by a Client .</text:p>
          </table:table-cell>
          <table:table-cell office:value-type="string">
            <text:p>N/A</text:p>
          </table:table-cell>
          <table:table-cell table:style-name="ce32" office:value-type="string">
            <text:p>Send retained messages to a client. MQTTBrokers.py</text:p>
          </table:table-cell>
        </table:table-row>
        <table:table-row table:style-name="ro4">
          <table:table-cell table:style-name="ce2" office:value-type="string">
            <text:p>[MQTT-2.1.2-10]</text:p>
          </table:table-cell>
          <table:table-cell table:style-name="ce7" office:value-type="string">
            <text:p>It MUST set the RETAIN flag to 0 when a PUBLISH Packet is sent to a Client because it matches an established subscription regardless of how the flag was set in the message it received </text:p>
          </table:table-cell>
          <table:table-cell office:value-type="string">
            <text:p>N/A</text:p>
          </table:table-cell>
          <table:table-cell table:style-name="ce32" office:value-type="string">
            <text:p>Sending a message to a client as a result of a publish that had the retained flag set. Brokers.py</text:p>
          </table:table-cell>
        </table:table-row>
        <table:table-row table:style-name="ro6">
          <table:table-cell table:style-name="ce2" office:value-type="string">
            <text:p>[MQTT-2.1.2-11]</text:p>
          </table:table-cell>
          <table:table-cell table:style-name="ce7" office:value-type="string">
            <text:p>A PUBLISH Packet with a retain flag set to 1 and a payload containing zero bytes will be processed as normal by the Server and sent to Clients with a subscription matching the topic name. Additionally any existing retained message with the same topic name MUST be removed and any future subscribers for the topic will not receive a retained message.</text:p>
          </table:table-cell>
          <table:table-cell office:value-type="string">
            <text:p>N/A</text:p>
          </table:table-cell>
          <table:table-cell table:style-name="ce32" office:value-type="string">
            <text:p>Deleting a retained message. <text:s/>SubscriptionEngines.py</text:p>
          </table:table-cell>
        </table:table-row>
        <table:table-row table:style-name="ro4">
          <table:table-cell table:style-name="ce4" office:value-type="string">
            <text:p>[MQTT-2.1.2-12]</text:p>
          </table:table-cell>
          <table:table-cell table:style-name="ce25" office:value-type="string">
            <text:p>If the RETAIN flag is 0, in a PUBLISH Packet sent by a Client to a Server, the Server MUST NOT store the message and MUST NOT remove or replace any existing retained message.</text:p>
          </table:table-cell>
          <table:table-cell office:value-type="string">
            <text:p>N/A</text:p>
          </table:table-cell>
          <table:table-cell table:style-name="ce34" office:value-type="string">
            <text:p>Non-retained publish from client to server Brokers.py</text:p>
          </table:table-cell>
        </table:table-row>
        <table:table-row table:style-name="ro2">
          <table:table-cell table:style-name="ce2" office:value-type="string">
            <text:p>[MQTT-2.3.1-1]</text:p>
          </table:table-cell>
          <table:table-cell table:style-name="ce7" office:value-type="string">
            <text:p>SUBSCRIBE, UNSUBSCRIBE, and PUBLISH (in cases where QoS &gt; 0) Control Packets MUST contain a non-zero 16-bit Packet Identifier.</text:p>
          </table:table-cell>
          <table:table-cell table:style-name="ce31" office:value-type="string">
            <text:p>Normal SUBSCRIBE, UNSUBSCRIBE and PUBLISH. <text:s/>Packet id must be &gt; 0.</text:p>
          </table:table-cell>
          <table:table-cell table:style-name="ce32" office:value-type="string">
            <text:p>Normal SUBSCRIBE, UNSUBSCRIBE and PUBLISH. <text:s/>Packet id must be &gt; 0. <text:s/>MQTT MQTTV311.py</text:p>
          </table:table-cell>
        </table:table-row>
        <table:table-row table:style-name="ro2">
          <table:table-cell table:style-name="ce2" office:value-type="string">
            <text:p>[MQTT-2.3.1-2]</text:p>
          </table:table-cell>
          <table:table-cell table:style-name="ce7" office:value-type="string">
            <text:p>Each time a Client sends a new packet of one of these types it MUST assign it a currently unused Packet Identifier.</text:p>
          </table:table-cell>
          <table:table-cell office:value-type="string">
            <text:p>Have the server check that each packet id is unique.</text:p>
          </table:table-cell>
          <table:table-cell office:value-type="string">
            <text:p>N/A</text:p>
          </table:table-cell>
        </table:table-row>
        <table:table-row table:style-name="ro12">
          <table:table-cell table:style-name="ce2" office:value-type="string">
            <text:p>[MQTT-2.3.1-3]</text:p>
          </table:table-cell>
          <table:table-cell table:style-name="ce7" office:value-type="string">
            <text:p>If a Client resends a particular Control Packet, then it MUST use the same Packet Identifier in subsequent resends of that packet. The Packet Identifier becomes available for reuse after the Client has processed the corresponding acknowledgement packet. In the case of a QoS 1 PUBLISH this is the corresponding PUBACK; in the case of QO2 it is PUBCOMP. For SUBSCRIBE or UNSUBSCRIBE it is the corresponding SUBACK or UNSUBACK.</text:p>
          </table:table-cell>
          <table:table-cell office:value-type="string">
            <text:p>Have the server cause packet resends.</text:p>
          </table:table-cell>
          <table:table-cell office:value-type="string">
            <text:p>N/A</text:p>
          </table:table-cell>
        </table:table-row>
        <table:table-row table:style-name="ro2">
          <table:table-cell table:style-name="ce4" office:value-type="string">
            <text:p>[MQTT-2.3.1-4]</text:p>
          </table:table-cell>
          <table:table-cell table:style-name="ce7" office:value-type="string">
            <text:p>The same conditions [MQTT-2.3.1-3] apply to a Server when it sends a PUBLISH with QoS &gt;0. </text:p>
          </table:table-cell>
          <table:table-cell office:value-type="string">
            <text:p>N/A</text:p>
          </table:table-cell>
          <table:table-cell table:style-name="ce32" office:value-type="string">
            <text:p>Packet resends from server. <text:s/>Needs connection break. <text:s/>MQTTBrokers.py</text:p>
          </table:table-cell>
        </table:table-row>
        <table:table-row table:style-name="ro13">
          <table:table-cell table:style-name="ce2" office:value-type="string">
            <text:p>[MQTT-2.3.1-5]</text:p>
          </table:table-cell>
          <table:table-cell table:style-name="ce7" office:value-type="string">
            <text:p>A PUBLISH Packet MUST NOT contain a Packet Identifier if its QoS value is set to 0.</text:p>
          </table:table-cell>
          <table:table-cell office:value-type="string">
            <text:p>Packet id must be 0 if QoS is 0.</text:p>
          </table:table-cell>
          <table:table-cell table:style-name="ce34" office:value-type="string">
            <text:p>Packet id must be 0 if QoS is 0. MQTTV311.py</text:p>
          </table:table-cell>
        </table:table-row>
        <table:table-row table:style-name="ro2">
          <table:table-cell table:style-name="ce2" office:value-type="string">
            <text:p>[MQTT-2.3.1-6]</text:p>
          </table:table-cell>
          <table:table-cell table:style-name="ce7" office:value-type="string">
            <text:p>A PUBACK, PUBREC, PUBREL Packet MUST contain the same Packet Identifier as the PUBLISH Packet that initiated the flow.</text:p>
          </table:table-cell>
          <table:table-cell office:value-type="string">
            <text:p>Normal PUBLISH QoS 2 flow.</text:p>
          </table:table-cell>
          <table:table-cell table:style-name="ce32" office:value-type="string">
            <text:p>Normal PUBLISH QoS 2 flow. MQTTBrokers.py</text:p>
          </table:table-cell>
        </table:table-row>
        <table:table-row table:style-name="ro4">
          <table:table-cell table:style-name="ce2" office:value-type="string">
            <text:p>[MQTT-2.3.1-7] </text:p>
          </table:table-cell>
          <table:table-cell table:style-name="ce7" office:value-type="string">
            <text:p>Similarly to [MQTT-2.3.1-6], SUBACK and UNSUBACK MUST contain the Packet Identifier that was used in the corresponding SUBSCRIBE and UNSUBSCRIBE Packet respectively</text:p>
          </table:table-cell>
          <table:table-cell table:style-name="ce31" office:value-type="string">
            <text:p>Normal SUBSCRIBE and UNSUBSCRIBE flows.</text:p>
          </table:table-cell>
          <table:table-cell table:style-name="ce32" office:value-type="string">
            <text:p>Normal SUBSCRIBE and UNSUBSCRIBE flows. MQTTBrokers.py</text:p>
          </table:table-cell>
        </table:table-row>
        <table:table-row table:style-name="ro1">
          <table:table-cell table:style-name="ce19" office:value-type="string" table:number-columns-spanned="4" table:number-rows-spanned="1">
            <text:p>Control Packets</text:p>
          </table:table-cell>
          <table:covered-table-cell table:style-name="ce7"/>
          <table:covered-table-cell table:number-columns-repeated="2"/>
        </table:table-row>
        <table:table-row table:style-name="ro1">
          <table:table-cell table:style-name="ce19" office:value-type="string" table:number-columns-spanned="4" table:number-rows-spanned="1">
            <text:p>Control Packets – Connect</text:p>
          </table:table-cell>
          <table:covered-table-cell table:style-name="ce7"/>
          <table:covered-table-cell table:number-columns-repeated="2"/>
        </table:table-row>
        <table:table-row table:style-name="ro2">
          <table:table-cell table:style-name="ce2" office:value-type="string">
            <text:p>[MQTT-3.1.0-1]</text:p>
          </table:table-cell>
          <table:table-cell table:style-name="ce7" office:value-type="string">
            <text:p>After a Network Connection is established by a Client to a Server, the first flow from the Client to the Server MUST be a CONNECT Packet.</text:p>
          </table:table-cell>
          <table:table-cell office:value-type="string">
            <text:p>N/A</text:p>
          </table:table-cell>
          <table:table-cell table:style-name="ce32" office:value-type="string">
            <text:p>First packet from client is not connect. MQTTProtocolNodes</text:p>
          </table:table-cell>
        </table:table-row>
        <table:table-row table:style-name="ro2">
          <table:table-cell table:style-name="ce2" office:value-type="string">
            <text:p>[MQTT-3.1.0-2]</text:p>
          </table:table-cell>
          <table:table-cell table:style-name="ce7" office:value-type="string">
            <text:p>The Server MUST process a second CONNECT Packet sent from a Client as a protocol violation and disconnect the Client.</text:p>
          </table:table-cell>
          <table:table-cell office:value-type="string">
            <text:p>N/A</text:p>
          </table:table-cell>
          <table:table-cell table:style-name="ce32" office:value-type="string">
            <text:p>Send a connect packet while connected. MQTTProtocolNodes.</text:p>
          </table:table-cell>
        </table:table-row>
        <table:table-row table:style-name="ro5">
          <table:table-cell table:style-name="ce4" office:value-type="string">
            <text:p>[MQTT-3.1.2-1]</text:p>
          </table:table-cell>
          <table:table-cell table:style-name="ce7" office:value-type="string">
            <text:p>If the protocol name is incorrect the Server MAY disconnect the Client, or it MAY continue processing the CONNECT packet in accordance with some other specification. In the latter case, the Server MUST NOT continue to process the CONNECT packet in line with this specification <text:s/></text:p>
          </table:table-cell>
          <table:table-cell office:value-type="string">
            <text:p>N/A</text:p>
          </table:table-cell>
          <table:table-cell table:style-name="ce32" office:value-type="string">
            <text:p>Send a protocol name which is not MQTT. <text:s/>MQTTProtocolNodes</text:p>
          </table:table-cell>
        </table:table-row>
        <table:table-row table:style-name="ro4">
          <table:table-cell table:style-name="ce2" office:value-type="string">
            <text:p>[MQTT-3.1.2-2]</text:p>
          </table:table-cell>
          <table:table-cell table:style-name="ce7" office:value-type="string">
            <text:p>The Server MUST respond to the CONNECT Packet with a CONNACK return code 0x01 (unacceptable protocol level) and then disconnect the Client if the Protocol Level is not supported by the Server.</text:p>
          </table:table-cell>
          <table:table-cell office:value-type="string">
            <text:p>N/A</text:p>
          </table:table-cell>
          <table:table-cell table:style-name="ce32" office:value-type="string">
            <text:p>Responding to connect packet with wrong protocol version. <text:s/>MQTTProtocolNodes</text:p>
          </table:table-cell>
        </table:table-row>
        <table:table-row table:style-name="ro2">
          <table:table-cell table:style-name="ce2" office:value-type="string">
            <text:p>[MQTT-3.1.2-3]</text:p>
          </table:table-cell>
          <table:table-cell table:style-name="ce7" office:value-type="string">
            <text:p>The Server MUST validate that the reserved flag in the CONNECT Control Packet is set to zero and disconnect the Client if it is not zero. </text:p>
          </table:table-cell>
          <table:table-cell office:value-type="string">
            <text:p>N/A</text:p>
          </table:table-cell>
          <table:table-cell table:style-name="ce32" office:value-type="string">
            <text:p>Connect packet validation. MQTTV311.py</text:p>
          </table:table-cell>
        </table:table-row>
        <table:table-row table:style-name="ro2">
          <table:table-cell table:style-name="ce2" office:value-type="string">
            <text:p>[MQTT-3.1.2-4]</text:p>
          </table:table-cell>
          <table:table-cell table:style-name="ce7" office:value-type="string">
            <text:p>The Client and Server MUST store the Session after the Client and Server are disconnected.</text:p>
          </table:table-cell>
          <table:table-cell office:value-type="string">
            <text:p>Breaking of non-cleansession connection</text:p>
          </table:table-cell>
          <table:table-cell table:style-name="ce35" office:value-type="string">
            <text:p>Breaking of non-cleansession connection Brokers.py</text:p>
          </table:table-cell>
        </table:table-row>
        <table:table-row table:style-name="ro4">
          <table:table-cell table:style-name="ce2" office:value-type="string">
            <text:p>[MQTT-3.1.2-5]</text:p>
          </table:table-cell>
          <table:table-cell table:style-name="ce7" office:value-type="string">
            <text:p>After disconnection, the Server MUST store further QoS 1 and QoS 2 messages that match any subscriptions that the client had at the time of disconnection as part of the Session state.</text:p>
          </table:table-cell>
          <table:table-cell office:value-type="string">
            <text:p>N/A</text:p>
          </table:table-cell>
          <table:table-cell table:style-name="ce32" office:value-type="string">
            <text:p>Breaking of connection, non-cleansession. <text:s/>Further messages received. MQTTBrokers.py</text:p>
          </table:table-cell>
        </table:table-row>
        <table:table-row table:style-name="ro4">
          <table:table-cell table:style-name="ce2" office:value-type="string">
            <text:p>[MQTT-3.1.2-6]</text:p>
          </table:table-cell>
          <table:table-cell table:style-name="ce7" office:value-type="string">
            <text:p>If set to 1, the Client and Server MUST discard any previous Session and start a new one. This Session lasts as long as the Network Connection. State data associated with this session MUST NOT be reused in any subsequent Session </text:p>
          </table:table-cell>
          <table:table-cell office:value-type="string">
            <text:p>Cleansession connection break.</text:p>
          </table:table-cell>
          <table:table-cell table:style-name="ce32" office:value-type="string">
            <text:p>Cleansession connection break.Brokers.py</text:p>
          </table:table-cell>
        </table:table-row>
        <table:table-row table:style-name="ro2">
          <table:table-cell table:style-name="ce2" office:value-type="string">
            <text:p>[MQTT-3.1.2.7]</text:p>
          </table:table-cell>
          <table:table-cell table:style-name="ce7" office:value-type="string">
            <text:p>Retained publications do not form part of the Session state in the Server, they MUST NOT be deleted when the Session ends.</text:p>
          </table:table-cell>
          <table:table-cell office:value-type="string">
            <text:p>Cleansession connection end – retained messages left.</text:p>
          </table:table-cell>
          <table:table-cell table:style-name="ce32" office:value-type="string">
            <text:p>Cleansession connection end – retained messages left. Brokers.py</text:p>
          </table:table-cell>
        </table:table-row>
        <table:table-row table:style-name="ro4">
          <table:table-cell table:style-name="ce2" office:value-type="string">
            <text:p>[MQTT-3.1.2-8]</text:p>
          </table:table-cell>
          <table:table-cell table:style-name="ce7" office:value-type="string">
            <text:p>If the Will Flag is set to 1 this <text:s/>indicates that a Will Message MUST be published by the Server when the Server detects that the Client is disconnected for any reason other than the Client flowing a DISCONNECT Packet.</text:p>
          </table:table-cell>
          <table:table-cell office:value-type="string">
            <text:p>N/A</text:p>
          </table:table-cell>
          <table:table-cell table:style-name="ce32" office:value-type="string">
            <text:p>Will message processing. MQTTBrokers.py</text:p>
          </table:table-cell>
        </table:table-row>
        <table:table-row table:style-name="ro4">
          <table:table-cell table:style-name="ce2" office:value-type="string">
            <text:p>[MQTT-3.1.2-9]</text:p>
          </table:table-cell>
          <table:table-cell table:style-name="ce7" office:value-type="string">
            <text:p>If the Will Flag is set <text:s/>to 1, the Will QoS and Will Retain fields in the Connect Flags will be used by the Server, and the Will Topic and Will Message fields MUST be present in the payload.</text:p>
          </table:table-cell>
          <table:table-cell office:value-type="string">
            <text:p>Connect packet format with will message.</text:p>
          </table:table-cell>
          <table:table-cell table:style-name="ce35" office:value-type="string">
            <text:p>Connect packet format with will message. MQTTV311.py</text:p>
          </table:table-cell>
        </table:table-row>
        <table:table-row table:style-name="ro4">
          <table:table-cell table:style-name="ce2" office:value-type="string">
            <text:p>[MQTT-3.1.2-10]</text:p>
          </table:table-cell>
          <table:table-cell table:style-name="ce7" office:value-type="string">
            <text:p>The will message MUST be removed from the stored Session state in the Server once it has been published or the Server has received a DISCONNECT packet from the Client. If the Will Flag is set to 0, no will message is published.</text:p>
          </table:table-cell>
          <table:table-cell office:value-type="string">
            <text:p>N/A</text:p>
          </table:table-cell>
          <table:table-cell table:style-name="ce32" office:value-type="string">
            <text:p>No will message after reconnect and connection re-break. Brokers.py</text:p>
          </table:table-cell>
        </table:table-row>
        <table:table-row table:style-name="ro1">
          <table:table-cell table:style-name="ce2" office:value-type="string">
            <text:p>[MQTT-3.1.2-11]</text:p>
          </table:table-cell>
          <table:table-cell table:style-name="ce7" office:value-type="string">
            <text:p>If the Will Flag is set to 0, then the Will QoS MUST be set to 0 <text:s/>(0x00).</text:p>
          </table:table-cell>
          <table:table-cell office:value-type="string">
            <text:p>Connect packet format with will message.</text:p>
          </table:table-cell>
          <table:table-cell table:style-name="ce35" office:value-type="string">
            <text:p>Connect packet format with will message. MQTTV311.py</text:p>
          </table:table-cell>
        </table:table-row>
        <table:table-row table:style-name="ro2">
          <table:table-cell table:style-name="ce4" office:value-type="string">
            <text:p>[MQTT-3.1.2-12]</text:p>
          </table:table-cell>
          <table:table-cell table:style-name="ce7" office:value-type="string">
            <text:p>If the Will Flag is set to 1, the value of Will QoS can be 0 (0x00), 1 (0x01), or 2 (0x02). It MUST NOT be 3 (0x03). </text:p>
          </table:table-cell>
          <table:table-cell office:value-type="string">
            <text:p>QoS 0, 1 and 2 will messages. <text:s/>3 not allowed.</text:p>
          </table:table-cell>
          <table:table-cell table:style-name="ce35" office:value-type="string">
            <text:p>QoS 0, 1 and 2 will messages. <text:s/>3 not allowed. MQTTV311.py</text:p>
          </table:table-cell>
        </table:table-row>
        <table:table-row table:style-name="ro1">
          <table:table-cell table:style-name="ce2" office:value-type="string">
            <text:p>[MQTT-3.1.2-13]</text:p>
          </table:table-cell>
          <table:table-cell table:style-name="ce7" office:value-type="string">
            <text:p>If the Will Flag is set to 0, then the Will Retain Flag MUST be set to 0.</text:p>
          </table:table-cell>
          <table:table-cell office:value-type="string">
            <text:p>Connect packet format without will message.</text:p>
          </table:table-cell>
          <table:table-cell table:style-name="ce35" office:value-type="string">
            <text:p>Connect packet format with will message. MQTTV311.py</text:p>
          </table:table-cell>
        </table:table-row>
        <table:table-row table:style-name="ro2">
          <table:table-cell table:style-name="ce2" office:value-type="string">
            <text:p>[MQTT-3.1.2-14]</text:p>
          </table:table-cell>
          <table:table-cell table:style-name="ce7" office:value-type="string">
            <text:p>If the Will Flag is set to 1 and If Will Retain is set to 0, the Server MUST publish the will message as a non-retained publication.</text:p>
          </table:table-cell>
          <table:table-cell office:value-type="string">
            <text:p>Will message non-retained</text:p>
          </table:table-cell>
          <table:table-cell table:style-name="ce35" office:value-type="string">
            <text:p>Will message non-retained Brokers.py</text:p>
          </table:table-cell>
        </table:table-row>
        <table:table-row table:style-name="ro2">
          <table:table-cell table:style-name="ce2" office:value-type="string">
            <text:p>[MQTT-3.1.2-15]</text:p>
          </table:table-cell>
          <table:table-cell table:style-name="ce7" office:value-type="string">
            <text:p>If the Will Flag is set to 1 and If Will Retain is set to 1, the Server MUST publish the will message as a retained publication.</text:p>
          </table:table-cell>
          <table:table-cell office:value-type="string">
            <text:p>Will message retained</text:p>
          </table:table-cell>
          <table:table-cell table:style-name="ce35" office:value-type="string">
            <text:p>Will message retained Brokers.py</text:p>
          </table:table-cell>
        </table:table-row>
        <table:table-row table:style-name="ro14">
          <table:table-cell table:style-name="ce2" office:value-type="string">
            <text:p>[MQTT-3.1.2-16]</text:p>
          </table:table-cell>
          <table:table-cell table:style-name="ce7" office:value-type="string">
            <text:p>If the User Name Flag is set to 0, a user name MUST NOT be present in the payload.</text:p>
          </table:table-cell>
          <table:table-cell office:value-type="string">
            <text:p>Connect packet format with no user name</text:p>
          </table:table-cell>
          <table:table-cell table:style-name="ce35" office:value-type="string">
            <text:p>Connect packet format with no user name MQTT311.py</text:p>
          </table:table-cell>
        </table:table-row>
        <table:table-row table:style-name="ro15">
          <table:table-cell table:style-name="ce2" office:value-type="string">
            <text:p>[MQTT-3.1.2-17]</text:p>
          </table:table-cell>
          <table:table-cell table:style-name="ce7" office:value-type="string">
            <text:p>If the User Name Flag is set to 1, a user name MUST be present in the payload.</text:p>
          </table:table-cell>
          <table:table-cell office:value-type="string">
            <text:p>Connect packet format with user name</text:p>
          </table:table-cell>
          <table:table-cell table:style-name="ce32" office:value-type="string">
            <text:p>Connect packet format with user name MQTT311.py</text:p>
          </table:table-cell>
        </table:table-row>
        <table:table-row table:style-name="ro16">
          <table:table-cell table:style-name="ce2" office:value-type="string">
            <text:p>[MQTT-3.1.2-18]</text:p>
          </table:table-cell>
          <table:table-cell table:style-name="ce7" office:value-type="string">
            <text:p>If the Password Flag is set to 0, a password MUST NOT be present in the payload.</text:p>
          </table:table-cell>
          <table:table-cell office:value-type="string">
            <text:p>Connect packet format with no password</text:p>
          </table:table-cell>
          <table:table-cell table:style-name="ce35" office:value-type="string">
            <text:p>Connect packet format with no password MQTT311.py</text:p>
          </table:table-cell>
        </table:table-row>
        <table:table-row table:style-name="ro13">
          <table:table-cell table:style-name="ce2" office:value-type="string">
            <text:p>[MQTT-3.1.2-19]</text:p>
          </table:table-cell>
          <table:table-cell table:style-name="ce7" office:value-type="string">
            <text:p>If the Password Flag is set to 1, a password MUST be present in the payload.</text:p>
          </table:table-cell>
          <table:table-cell table:style-name="ce30" office:value-type="string">
            <text:p>Connect packet format with password</text:p>
          </table:table-cell>
          <table:table-cell table:style-name="ce35" office:value-type="string">
            <text:p>Connect packet format with password MQTT311.py</text:p>
          </table:table-cell>
        </table:table-row>
        <table:table-row table:style-name="ro17">
          <table:table-cell table:style-name="ce2" office:value-type="string">
            <text:p>[MQTT-3.1.2-20]</text:p>
          </table:table-cell>
          <table:table-cell table:style-name="ce7" office:value-type="string">
            <text:p>If the User Name Flag is set to 0 then the Password Flag MUST be set to 0.</text:p>
          </table:table-cell>
          <table:table-cell office:value-type="string">
            <text:p>Connect packet with password but no username</text:p>
          </table:table-cell>
          <table:table-cell table:style-name="ce32" office:value-type="string">
            <text:p>Connect packet with password but no username MQTT311.py</text:p>
          </table:table-cell>
        </table:table-row>
        <table:table-row table:style-name="ro4">
          <table:table-cell table:style-name="ce2" office:value-type="string">
            <text:p>[MQTT-3.1.2-21]</text:p>
          </table:table-cell>
          <table:table-cell table:style-name="ce7" office:value-type="string">
            <text:p>It is the responsibility of the Client to ensure that the interval between Control Packets being sent does not exceed the Keep Alive value .In the absence of sending any other Control Packets, the Client MUST send a PINGREQ Packet.</text:p>
          </table:table-cell>
          <table:table-cell office:value-type="string">
            <text:p>Ping processing from client.</text:p>
          </table:table-cell>
          <table:table-cell office:value-type="string">
            <text:p>N/A</text:p>
          </table:table-cell>
        </table:table-row>
        <table:table-row table:style-name="ro4">
          <table:table-cell table:style-name="ce2" office:value-type="string">
            <text:p>[MQTT-3.1.2-22]</text:p>
          </table:table-cell>
          <table:table-cell table:style-name="ce7" office:value-type="string">
            <text:p>If the Server does not receive a Control Packet from the Client within one and a half times the Keep Alive time period, it MUST disconnect the Network Connection to the Client as if the network had failed.</text:p>
          </table:table-cell>
          <table:table-cell office:value-type="string">
            <text:p>N/A</text:p>
          </table:table-cell>
          <table:table-cell table:style-name="ce32" office:value-type="string">
            <text:p>Keepalive processing. <text:s/>MQTTBrokers.py</text:p>
          </table:table-cell>
        </table:table-row>
        <table:table-row table:style-name="ro2">
          <table:table-cell table:style-name="ce4" office:value-type="string">
            <text:p>[MQTT-3.1.3-1]</text:p>
          </table:table-cell>
          <table:table-cell table:style-name="ce7" office:value-type="string">
            <text:p>These fields, if present, MUST appear in the order Client Identifier, Will Topic, Will Message, User Name, Password.</text:p>
          </table:table-cell>
          <table:table-cell office:value-type="string">
            <text:p>Connect packet format.</text:p>
          </table:table-cell>
          <table:table-cell table:style-name="ce32" office:value-type="string">
            <text:p>Connect packet format. MQTTV311.py</text:p>
          </table:table-cell>
        </table:table-row>
        <table:table-row table:style-name="ro2">
          <table:table-cell table:style-name="ce2" office:value-type="string">
            <text:p>[MQTT-3.1.3-2]</text:p>
          </table:table-cell>
          <table:table-cell table:style-name="ce7" office:value-type="string">
            <text:p>The ClientId MUST be used by Clients and by Servers to identify state that they hold relating to this MQTT connection between the Client and the Server </text:p>
          </table:table-cell>
          <table:table-cell office:value-type="string">
            <text:p>Non-clearnsession reconnect</text:p>
          </table:table-cell>
          <table:table-cell table:style-name="ce32" office:value-type="string">
            <text:p>Non-cleansession reconnect MQTTBrokers.py</text:p>
          </table:table-cell>
        </table:table-row>
        <table:table-row table:style-name="ro2">
          <table:table-cell table:style-name="ce2" office:value-type="string">
            <text:p>[MQTT-3.1.3-3]</text:p>
          </table:table-cell>
          <table:table-cell table:style-name="ce7" office:value-type="string">
            <text:p>The Client Identifier (ClientId) MUST be present and MUST be the first field in the payload.</text:p>
          </table:table-cell>
          <table:table-cell office:value-type="string">
            <text:p>Connect packet format</text:p>
          </table:table-cell>
          <table:table-cell table:style-name="ce32" office:value-type="string">
            <text:p>Connect packet format MQTTV311.py</text:p>
          </table:table-cell>
        </table:table-row>
        <table:table-row table:style-name="ro18">
          <table:table-cell table:style-name="ce2" office:value-type="string">
            <text:p>[MQTT-3.1.3-4]</text:p>
          </table:table-cell>
          <table:table-cell table:style-name="ce8" office:value-type="string">
            <text:p><text:span text:style-name="T2">The ClientId MUST comprise only Unicode </text:span><text:span text:style-name="T4">[Unicode63]</text:span><text:span text:style-name="T2"> </text:span><text:span text:style-name="T2">characters, and the length of the UTF-8 encoding MUST be at least </text:span><text:span text:style-name="T2">zero bytes and no more than 65535 bytes.</text:span></text:p>
          </table:table-cell>
          <table:table-cell office:value-type="string">
            <text:p>Format and length limit of client id. <text:s/>Does the client need to police?</text:p>
          </table:table-cell>
          <table:table-cell table:style-name="ce32" office:value-type="string">
            <text:p>Length limit of client id MQTTV311.pt</text:p>
          </table:table-cell>
        </table:table-row>
        <table:table-row table:style-name="ro5">
          <table:table-cell table:style-name="ce2" office:value-type="string">
            <text:p>[MQTT-3.1.3-5]</text:p>
          </table:table-cell>
          <table:table-cell table:style-name="ce7" office:value-type="string">
            <text:p><text:span text:style-name="T2">The Server MUST allow ClientIds which are between 1 and 23 UTF-</text:span><text:span text:style-name="T2">8 encoded bytes in length, and that contain only the characters</text:span></text:p>
            <text:p><text:span text:style-name="T2">"0123456789abcdefghijklmnopqrstuvwxyzABCDEFGHIJKLMNOPQ</text:span><text:span text:style-name="T2">RSTUVWXYZ"</text:span></text:p>
          </table:table-cell>
          <table:table-cell office:value-type="string">
            <text:p>N/A</text:p>
          </table:table-cell>
          <table:table-cell table:style-name="ce32" office:value-type="string">
            <text:p>Lowest common denominator client id MQTTBrokers.py</text:p>
          </table:table-cell>
        </table:table-row>
        <table:table-row table:style-name="ro5">
          <table:table-cell table:style-name="ce2" office:value-type="string">
            <text:p>[MQTT-3.1.3-6]</text:p>
          </table:table-cell>
          <table:table-cell table:style-name="ce7" office:value-type="string">
            <text:p>A Server MAY allow a Client to supply a ClientId that has a length of zero bytes. However if it does so the Server MUST treat this as a special case and assign a unique ClientId to that Client. It MUST then process the CONNECT packet as if the Client had provided that unique ClientId.</text:p>
          </table:table-cell>
          <table:table-cell office:value-type="string">
            <text:p>Clientid of 0 length.</text:p>
          </table:table-cell>
          <table:table-cell office:value-type="string">
            <text:p>Clientid of 0 length.</text:p>
          </table:table-cell>
        </table:table-row>
        <table:table-row table:style-name="ro2">
          <table:table-cell table:style-name="ce2" office:value-type="string">
            <text:p>[MQTT-3.1.3-7]</text:p>
          </table:table-cell>
          <table:table-cell table:style-name="ce7" office:value-type="string">
            <text:p>If the Client supplies a zero-byte ClientId, the Client MUST also set Clean Session to 1.</text:p>
          </table:table-cell>
          <table:table-cell office:value-type="string">
            <text:p>Clientid of 0 length.</text:p>
          </table:table-cell>
          <table:table-cell office:value-type="string">
            <text:p>Client id 0 length, cleansession 1.</text:p>
          </table:table-cell>
        </table:table-row>
        <table:table-row table:style-name="ro4">
          <table:table-cell table:style-name="ce2" office:value-type="string">
            <text:p>[MQTT-3.1.3-8]</text:p>
          </table:table-cell>
          <table:table-cell table:style-name="ce7" office:value-type="string">
            <text:p>If the Client supplies a zero-byte ClientId with Clean Session set to 0, the Server MUST respond to the CONNECT Packet with a CONNACK return code 0x02 (Identifier rejected) and then close the Network Connection.</text:p>
          </table:table-cell>
          <table:table-cell office:value-type="string">
            <text:p>N/A</text:p>
          </table:table-cell>
          <table:table-cell office:value-type="string">
            <text:p>Clientid 0 lemgth, cleansession 0.</text:p>
          </table:table-cell>
        </table:table-row>
        <table:table-row table:style-name="ro4">
          <table:table-cell table:style-name="ce2" office:value-type="string">
            <text:p>[MQTT-3.1.3-9]</text:p>
          </table:table-cell>
          <table:table-cell table:style-name="ce7" office:value-type="string">
            <text:p>If the Server rejects the ClientId it MUST respond to the CONNECT Packet with a CONNACK return code 0x02 (Identifier rejected) and then close the Network Connection.</text:p>
          </table:table-cell>
          <table:table-cell office:value-type="string">
            <text:p>N/A</text:p>
          </table:table-cell>
          <table:table-cell office:value-type="string">
            <text:p>Invalid client id.</text:p>
          </table:table-cell>
        </table:table-row>
        <table:table-row table:style-name="ro2">
          <table:table-cell table:style-name="ce4" office:value-type="string">
            <text:p>[MQTT-3.1.4-1]</text:p>
          </table:table-cell>
          <table:table-cell table:style-name="ce7" office:value-type="string">
            <text:p>The Server MUST validate that the CONNECT Packet conforms to section <text:s/>and close the Network Connection without sending a CONNACK if it does not conform.</text:p>
          </table:table-cell>
          <table:table-cell office:value-type="string">
            <text:p>N/A</text:p>
          </table:table-cell>
          <table:table-cell office:value-type="string">
            <text:p>Invalid connect packet.</text:p>
          </table:table-cell>
        </table:table-row>
        <table:table-row table:style-name="ro2">
          <table:table-cell table:style-name="ce2" office:value-type="string">
            <text:p>[MQTT-3.1.4-2]</text:p>
          </table:table-cell>
          <table:table-cell table:style-name="ce7" office:value-type="string">
            <text:p>If the ClientId represents a Client already connected to the Server then the Server MUST disconnect the existing Client.</text:p>
          </table:table-cell>
          <table:table-cell office:value-type="string">
            <text:p>N/A</text:p>
          </table:table-cell>
          <table:table-cell table:style-name="ce32" office:value-type="string">
            <text:p>Disconnect existing connection. <text:s/>MQTTProtocolNodes</text:p>
          </table:table-cell>
        </table:table-row>
        <table:table-row table:style-name="ro2">
          <table:table-cell table:style-name="ce2" office:value-type="string">
            <text:p>[MQTT-3.1.4-3]</text:p>
          </table:table-cell>
          <table:table-cell table:style-name="ce7" office:value-type="string">
            <text:p>If the Server rejects the CONNECT, it MUST NOT process any data sent by the Client after the CONNECT Packet.</text:p>
          </table:table-cell>
          <table:table-cell office:value-type="string">
            <text:p>N/A</text:p>
          </table:table-cell>
          <table:table-cell office:value-type="string">
            <text:p>Server rejecting connection.</text:p>
          </table:table-cell>
        </table:table-row>
        <table:table-row table:style-name="ro1">
          <table:table-cell table:style-name="ce19" office:value-type="string" table:number-columns-spanned="4" table:number-rows-spanned="1">
            <text:p>Control Packets – Connack</text:p>
          </table:table-cell>
          <table:covered-table-cell table:style-name="ce7"/>
          <table:covered-table-cell table:number-columns-repeated="2"/>
        </table:table-row>
        <table:table-row table:style-name="ro1">
          <table:table-cell table:style-name="ce2" office:value-type="string">
            <text:p>[MQTT-3.2.0-1]</text:p>
          </table:table-cell>
          <table:table-cell table:style-name="ce7" office:value-type="string">
            <text:p>The first packet sent from the Server to the Client MUST be a CONNACK Packet.</text:p>
          </table:table-cell>
          <table:table-cell office:value-type="string">
            <text:p>N/A</text:p>
          </table:table-cell>
          <table:table-cell office:value-type="string">
            <text:p>Response to connect packet.</text:p>
          </table:table-cell>
        </table:table-row>
        <table:table-row table:style-name="ro2">
          <table:table-cell table:style-name="ce4" office:value-type="string">
            <text:p>[MQTT-3.2.2-1]</text:p>
          </table:table-cell>
          <table:table-cell table:style-name="ce7" office:value-type="string">
            <text:p>If a server sends a CONNACK packet containing a non-zero return code it MUST then close the Network Connection.</text:p>
          </table:table-cell>
          <table:table-cell office:value-type="string">
            <text:p>N/A</text:p>
          </table:table-cell>
          <table:table-cell/>
        </table:table-row>
        <table:table-row table:style-name="ro2">
          <table:table-cell table:style-name="ce2" office:value-type="string">
            <text:p>[MQTT-3.2.2-2]</text:p>
          </table:table-cell>
          <table:table-cell table:style-name="ce7" office:value-type="string">
            <text:p>If none of these return codes are deemed applicable, then the Server MUST close the Network Connection without flowing a CONNACK.</text:p>
          </table:table-cell>
          <table:table-cell office:value-type="string">
            <text:p>N/A</text:p>
          </table:table-cell>
          <table:table-cell office:value-type="string">
            <text:p>Failing connect without connack</text:p>
          </table:table-cell>
        </table:table-row>
        <table:table-row table:style-name="ro1">
          <table:table-cell table:style-name="ce19" office:value-type="string" table:number-columns-spanned="4" table:number-rows-spanned="1">
            <text:p>Control Packets – Publish</text:p>
          </table:table-cell>
          <table:covered-table-cell table:style-name="ce7"/>
          <table:covered-table-cell table:number-columns-repeated="2"/>
        </table:table-row>
        <table:table-row table:style-name="ro1">
          <table:table-cell table:style-name="ce2" office:value-type="string">
            <text:p>[MQTT-3.3.2-1]</text:p>
          </table:table-cell>
          <table:table-cell table:style-name="ce7" office:value-type="string">
            <text:p>The Topic Name MUST be a UTF-8 encoded string.</text:p>
          </table:table-cell>
          <table:table-cell office:value-type="string">
            <text:p>Topic name – UTF-8.</text:p>
          </table:table-cell>
          <table:table-cell table:style-name="ce32" office:value-type="string">
            <text:p>Topic names – handle non UTF-8 MQTV311.py</text:p>
          </table:table-cell>
        </table:table-row>
        <table:table-row table:style-name="ro1">
          <table:table-cell table:style-name="ce2" office:value-type="string">
            <text:p>[MQTT-3.3.2-2]</text:p>
          </table:table-cell>
          <table:table-cell table:style-name="ce7" office:value-type="string">
            <text:p>The Topic Name in the PUBLISH Packet MUST NOT contain wildcard characters.</text:p>
          </table:table-cell>
          <table:table-cell office:value-type="string">
            <text:p>N/A</text:p>
          </table:table-cell>
          <table:table-cell table:style-name="ce35" office:value-type="string">
            <text:p>Wildcard in publish topic MQTTBrokers.py</text:p>
          </table:table-cell>
        </table:table-row>
        <table:table-row table:style-name="ro2">
          <table:table-cell table:style-name="ce4" office:value-type="string">
            <text:p>[MQTT-3.3.2-3]</text:p>
          </table:table-cell>
          <table:table-cell table:style-name="ce7" office:value-type="string">
            <text:p>The Topic Name sent to a subscribing Client MUST match the Subscription’s Topic Filter.</text:p>
          </table:table-cell>
          <table:table-cell office:value-type="string">
            <text:p>N/A</text:p>
          </table:table-cell>
          <table:table-cell table:style-name="ce32" office:value-type="string">
            <text:p>Sending of message – check topic. MQTTBrokers.py</text:p>
          </table:table-cell>
        </table:table-row>
        <table:table-row table:style-name="ro5">
          <table:table-cell table:style-name="ce2" office:value-type="string">
            <text:p>[MQTT-3.3.5-1]</text:p>
          </table:table-cell>
          <table:table-cell table:style-name="ce7" office:value-type="string">
            <text:p>The Server MUST deliver the message to the Client respecting the maximum QoS of all the matching subscriptions. In addition, the Server MAY deliver further copies of the message, one for each additional matching subscription and respecting the subscription's QoS in each case.</text:p>
          </table:table-cell>
          <table:table-cell office:value-type="string">
            <text:p>N/A</text:p>
          </table:table-cell>
          <table:table-cell table:style-name="ce32" office:value-type="string">
            <text:p>Overlapping subscriptions with different QoSs. <text:s/>Must send one message with highest QoS. <text:s/>May send others matching other subscriptions. Brokers.py</text:p>
          </table:table-cell>
        </table:table-row>
        <table:table-row table:style-name="ro5">
          <table:table-cell table:style-name="ce2" office:value-type="string">
            <text:p>[MQTT-3.3.5-2]</text:p>
          </table:table-cell>
          <table:table-cell table:style-name="ce7" office:value-type="string">
            <text:p>If a Server implementation does not authorize a PUBLISH to be performed by a Client; it has no way of informing that Client. It MUST either make a positive acknowledgement, according to the normal QoS rules or disconnect the TCP session.</text:p>
          </table:table-cell>
          <table:table-cell office:value-type="string">
            <text:p>N/A</text:p>
          </table:table-cell>
          <table:table-cell office:value-type="string">
            <text:p><text:s/></text:p>
          </table:table-cell>
        </table:table-row>
        <table:table-row table:style-name="ro1">
          <table:table-cell table:style-name="ce19" office:value-type="string" table:number-columns-spanned="4" table:number-rows-spanned="1">
            <text:p>Control Packets – Pubrec</text:p>
          </table:table-cell>
          <table:covered-table-cell table:style-name="ce7"/>
          <table:covered-table-cell table:number-columns-repeated="2"/>
        </table:table-row>
        <table:table-row table:style-name="ro2">
          <table:table-cell table:style-name="ce2" office:value-type="string">
            <text:p>[MQTT-3.5.4-1]</text:p>
          </table:table-cell>
          <table:table-cell table:style-name="ce7" office:value-type="string">
            <text:p>When the sender of a PUBLISH Packet receives a PUBREC Packet, it MUST reply with a PUBREL Packet.</text:p>
          </table:table-cell>
          <table:table-cell table:style-name="ce17" office:value-type="string">
            <text:p>Pubrel packet in QoS 2 exchanges.</text:p>
          </table:table-cell>
          <table:table-cell table:style-name="ce32" office:value-type="string">
            <text:p>Pubrel packet in QoS 2 exchanges. <text:span text:style-name="T6">MQTTBrokers.py</text:span></text:p>
          </table:table-cell>
        </table:table-row>
        <table:table-row table:style-name="ro1">
          <table:table-cell table:style-name="ce19" office:value-type="string" table:number-columns-spanned="4" table:number-rows-spanned="1">
            <text:p>Control Packets – Pubrel</text:p>
          </table:table-cell>
          <table:covered-table-cell table:style-name="ce7"/>
          <table:covered-table-cell table:number-columns-repeated="2"/>
        </table:table-row>
        <table:table-row table:style-name="ro4">
          <table:table-cell table:style-name="ce2" office:value-type="string">
            <text:p>[MQTT-3.6.1-1]</text:p>
          </table:table-cell>
          <table:table-cell table:style-name="ce7" office:value-type="string">
            <text:p>Bits 3,2,1 and 0 of the fixed header in the PUBREL Control Packet are reserved and MUST be set to 0,0,1 and 0 respectively. The Server MUST treat any other value as malformed and close the Network Connection.</text:p>
          </table:table-cell>
          <table:table-cell office:value-type="string">
            <text:p>N/A</text:p>
          </table:table-cell>
          <table:table-cell table:style-name="ce32" office:value-type="string">
            <text:p>Format of Pubrel packet. MQTTV311.py</text:p>
          </table:table-cell>
        </table:table-row>
        <table:table-row table:style-name="ro2">
          <table:table-cell table:style-name="ce2" office:value-type="string">
            <text:p>[MQTT-3.6.4-1]</text:p>
          </table:table-cell>
          <table:table-cell table:style-name="ce7" office:value-type="string">
            <text:p>When the sender of a PUBREC Packet receives a PUBREL Packet <text:s/>it MUST reply with a PUBCOMP Packet.</text:p>
          </table:table-cell>
          <table:table-cell office:value-type="string">
            <text:p>Receipt of Pubrel. <text:s/>Normal QoS 2 publish handling.</text:p>
          </table:table-cell>
          <table:table-cell table:style-name="ce32" office:value-type="string">
            <text:p>Receipt of Pubrel. <text:s/>Normal QoS 2 publish handling. MQTTBrokers.py</text:p>
          </table:table-cell>
        </table:table-row>
        <table:table-row table:style-name="ro1">
          <table:table-cell table:style-name="ce19" office:value-type="string" table:number-columns-spanned="4" table:number-rows-spanned="1">
            <text:p>Control Packets – Subscribe</text:p>
          </table:table-cell>
          <table:covered-table-cell table:style-name="ce7"/>
          <table:covered-table-cell table:number-columns-repeated="2"/>
        </table:table-row>
        <table:table-row table:style-name="ro4">
          <table:table-cell table:style-name="ce2" office:value-type="string">
            <text:p>[MQTT-3.8.1-1]</text:p>
          </table:table-cell>
          <table:table-cell table:style-name="ce7" office:value-type="string">
            <text:p>Bits 3,2,1 and 0 of the fixed header of the SUBSCRIBE Control Packet are reserved and MUST be set to 0,0,1 and 0 respectively. The Server MUST treat any other value as malformed and close the Network Connection.</text:p>
          </table:table-cell>
          <table:table-cell office:value-type="string">
            <text:p>N/A</text:p>
          </table:table-cell>
          <table:table-cell table:style-name="ce32" office:value-type="string">
            <text:p>Format of subscribe packet header. MQTTV311.py</text:p>
          </table:table-cell>
        </table:table-row>
        <table:table-row table:style-name="ro2">
          <table:table-cell table:style-name="ce2" office:value-type="string">
            <text:p>[MQTT-3.8.3-1]</text:p>
          </table:table-cell>
          <table:table-cell table:style-name="ce7" office:value-type="string">
            <text:p>The Payload of a SUBSCRIBE packet MUST contain at least one Topic Filter / QoS pair. A SUBSCRIBE packet with no payload is a protocol violation.</text:p>
          </table:table-cell>
          <table:table-cell office:value-type="string">
            <text:p>N/A</text:p>
          </table:table-cell>
          <table:table-cell table:style-name="ce32" office:value-type="string">
            <text:p>Format of subscribe packet. MQTTV311.py</text:p>
          </table:table-cell>
        </table:table-row>
        <table:table-row table:style-name="ro2">
          <table:table-cell table:style-name="ce21" office:value-type="string">
            <text:p><text:span text:style-name="T1">[MQTT-3-8.3-2</text:span><text:span text:style-name="T2">]</text:span><text:span text:style-name="T5"> </text:span></text:p>
          </table:table-cell>
          <table:table-cell table:style-name="ce9" office:value-type="string">
            <text:p><text:span text:style-name="T2">The Server MUST treat a SUBSCRIBE packet as malformed and </text:span><text:span text:style-name="T2">close the Network Connection if any of Reserved bits in the payload </text:span><text:span text:style-name="T2">are non-</text:span><text:span text:style-name="T1">zero.</text:span></text:p>
          </table:table-cell>
          <table:table-cell office:value-type="string">
            <text:p>N/A</text:p>
          </table:table-cell>
          <table:table-cell table:style-name="ce32" office:value-type="string">
            <text:p>Format of subscribe packet payload. MQTTV311.py</text:p>
          </table:table-cell>
        </table:table-row>
        <table:table-row table:style-name="ro2">
          <table:table-cell table:style-name="ce2" office:value-type="string">
            <text:p>[MQTT-3.8.4-1]</text:p>
          </table:table-cell>
          <table:table-cell table:style-name="ce7" office:value-type="string">
            <text:p>When the Server receives a SUBSCRIBE Packet from a Client, the Server MUST respond with a SUBACK Packet.</text:p>
          </table:table-cell>
          <table:table-cell office:value-type="string">
            <text:p>N/A</text:p>
          </table:table-cell>
          <table:table-cell table:style-name="ce32" office:value-type="string">
            <text:p>Normal subscribe processing. MQTTBrokers.py</text:p>
          </table:table-cell>
        </table:table-row>
        <table:table-row table:style-name="ro2">
          <table:table-cell table:style-name="ce2" office:value-type="string">
            <text:p>[MQTT-3.8.4-2]</text:p>
          </table:table-cell>
          <table:table-cell table:style-name="ce7" office:value-type="string">
            <text:p>The SUBACK Packet MUST have the same Packet Identifier as the SUBSCRIBE Packet.</text:p>
          </table:table-cell>
          <table:table-cell office:value-type="string">
            <text:p>N/A</text:p>
          </table:table-cell>
          <table:table-cell table:style-name="ce32" office:value-type="string">
            <text:p>Normal subscribe processing. MQTTBrokers.py</text:p>
          </table:table-cell>
        </table:table-row>
        <table:table-row table:style-name="ro12">
          <table:table-cell table:style-name="ce2" office:value-type="string">
            <text:p>[MQTT-3.8.4-3]</text:p>
          </table:table-cell>
          <table:table-cell table:style-name="ce7" office:value-type="string">
            <text:p>A subscribe request which contains a Topic Filter that is identical to an existing Subscription’s Topic Filter completely replaces that existing Subscription with a new Subscription. The Topic Filter in the new Subscription will be identical to that in the previous Subscription, although its maximum QoS value could be different. Any existing retained publications matching the Topic Filter are resent, but the flow of publications is not interrupted.</text:p>
          </table:table-cell>
          <table:table-cell office:value-type="string">
            <text:p>N/A</text:p>
          </table:table-cell>
          <table:table-cell table:style-name="ce32" office:value-type="string">
            <text:p>Subscribe to a topic which matches an existing subscription Subscriptions.py</text:p>
          </table:table-cell>
        </table:table-row>
        <table:table-row table:style-name="ro5">
          <table:table-cell table:style-name="ce2" office:value-type="string">
            <text:p>[MQTT-3.8.4-4]</text:p>
          </table:table-cell>
          <table:table-cell table:style-name="ce7" office:value-type="string">
            <text:p>If a Server receives a SUBSCRIBE packet that contains multiple Topic Filters it MUST handle that packet as if it had received a sequence of multiple SUBSCRIBE packets, except that it combines their responses into a single SUBACK response.</text:p>
          </table:table-cell>
          <table:table-cell office:value-type="string">
            <text:p>N/A</text:p>
          </table:table-cell>
          <table:table-cell table:style-name="ce32" office:value-type="string">
            <text:p>Multiple topics in one subscribe SubscriptionEngines.py</text:p>
          </table:table-cell>
        </table:table-row>
        <table:table-row table:style-name="ro19">
          <table:table-cell table:style-name="ce2" office:value-type="string">
            <text:p>[MQTT-3.8.4-5]</text:p>
          </table:table-cell>
          <table:table-cell table:style-name="ce26" office:value-type="string">
            <text:p>The SUBACK Packet sent by the Server to the Client MUST contain a return code for each Topic Filter/QoS pair. This return code MUST either show the maximum QoS that was granted for that Subscription or indicate that the subscription failed.</text:p>
          </table:table-cell>
          <table:table-cell office:value-type="string">
            <text:p>N/A</text:p>
          </table:table-cell>
          <table:table-cell table:style-name="ce32" office:value-type="string">
            <text:p>Single and multiple topics in one subscribe. MQTTBrokers.py</text:p>
          </table:table-cell>
        </table:table-row>
        <table:table-row table:style-name="ro12">
          <table:table-cell table:style-name="ce2" office:value-type="string">
            <text:p>[MQTT-3.8.4-6]</text:p>
          </table:table-cell>
          <table:table-cell table:style-name="ce7" office:value-type="string">
            <text:p>The Server might grant a lower maximum QoS than the subscriber requested. The QoS of Payload Messages sent in response to a Subscription MUST be the minimum of the QoS of the originally published message and the maximum QoS granted by the Server. The server is permitted to send duplicate copies of a message to a subscriber in the case where the original message was published with QoS 1 and the maximum QoS granted was QoS 0.</text:p>
          </table:table-cell>
          <table:table-cell office:value-type="string">
            <text:p>N/A</text:p>
          </table:table-cell>
          <table:table-cell office:value-type="string">
            <text:p>Lowering of requested QoS.</text:p>
          </table:table-cell>
        </table:table-row>
        <table:table-row table:style-name="ro1">
          <table:table-cell table:style-name="ce19" office:value-type="string" table:number-columns-spanned="4" table:number-rows-spanned="1">
            <text:p>Control Packets – Suback</text:p>
          </table:table-cell>
          <table:covered-table-cell table:style-name="ce7"/>
          <table:covered-table-cell table:number-columns-repeated="2"/>
        </table:table-row>
        <table:table-row table:style-name="ro2">
          <table:table-cell table:style-name="ce2" office:value-type="string">
            <text:p>[MQTT-3.9.3-1] </text:p>
          </table:table-cell>
          <table:table-cell table:style-name="ce7" office:value-type="string">
            <text:p>The order of return codes in the SUBACK Packet MUST match the order of Topic Filters in the SUBSCRIBE Packet.</text:p>
          </table:table-cell>
          <table:table-cell office:value-type="string">
            <text:p>N/A</text:p>
          </table:table-cell>
          <table:table-cell table:style-name="ce32" office:value-type="string">
            <text:p>Multiple topics in one subscribe MQTTBrokers.py</text:p>
          </table:table-cell>
        </table:table-row>
        <table:table-row table:style-name="ro2">
          <table:table-cell table:style-name="ce2" office:value-type="string">
            <text:p>[MQTT-3.9.3-2]</text:p>
          </table:table-cell>
          <table:table-cell table:style-name="ce7" office:value-type="string">
            <text:p>SUBACK return codes other than 0x00, 0x01, 0x02 and 0x80 are reserved and MUST NOT be used. </text:p>
          </table:table-cell>
          <table:table-cell office:value-type="string">
            <text:p>N/A</text:p>
          </table:table-cell>
          <table:table-cell table:style-name="ce32" office:value-type="string">
            <text:p>Errors in subscribe packet. MQTTV311.py</text:p>
          </table:table-cell>
        </table:table-row>
        <table:table-row table:style-name="ro1">
          <table:table-cell table:style-name="ce19" office:value-type="string" table:number-columns-spanned="4" table:number-rows-spanned="1">
            <text:p>Control Packets – Unsubscribe</text:p>
          </table:table-cell>
          <table:covered-table-cell table:style-name="ce7"/>
          <table:covered-table-cell table:number-columns-repeated="2"/>
        </table:table-row>
        <table:table-row table:style-name="ro4">
          <table:table-cell table:style-name="ce2" office:value-type="string">
            <text:p>[MQTT-3.10.1-1]</text:p>
          </table:table-cell>
          <table:table-cell table:style-name="ce7" office:value-type="string">
            <text:p>Bits 3,2,1 and 0 of the fixed header of the UNSUBSCRIBE Control Packet are reserved and MUST be set to 0,0,1 and 0 respectively. The Server MUST treat any other value as malformed and close the Network Connection.</text:p>
          </table:table-cell>
          <table:table-cell office:value-type="string">
            <text:p>N/A</text:p>
          </table:table-cell>
          <table:table-cell table:style-name="ce32" office:value-type="string">
            <text:p>Format of Unsubscribe packet. MQTTV311.py</text:p>
          </table:table-cell>
        </table:table-row>
        <table:table-row table:style-name="ro5">
          <table:table-cell table:style-name="ce2" office:value-type="string">
            <text:p>[MQTT-3.10.3-1]</text:p>
          </table:table-cell>
          <table:table-cell table:style-name="ce7" office:value-type="string">
            <text:p>The Topic Filter (whether containing a wild-card or not) supplied in an UNSUBSCRIBE packet MUST be compared byte-for-byte with the current set of Topic Filters held by the Server for the Client. If any filter matches exactly then it is deleted, otherwise no additional processing occurs.</text:p>
          </table:table-cell>
          <table:table-cell office:value-type="string">
            <text:p>N/A</text:p>
          </table:table-cell>
          <table:table-cell office:value-type="string">
            <text:p>Unsubscribe matching filters.</text:p>
          </table:table-cell>
        </table:table-row>
        <table:table-row table:style-name="ro4">
          <table:table-cell table:style-name="ce2" office:value-type="string">
            <text:p>[MQTT-3.10.3-2]</text:p>
          </table:table-cell>
          <table:table-cell table:style-name="ce7" office:value-type="string">
            <text:p>The Server sends an UNSUBACK Packet to the Client in response to an UNSUBSCRIBE Packet, The Server MUST stop adding any new messages for delivery to the Client.</text:p>
          </table:table-cell>
          <table:table-cell office:value-type="string">
            <text:p>N/A</text:p>
          </table:table-cell>
          <table:table-cell office:value-type="string">
            <text:p>Normal unsubscribe processing. <text:s/>More messages sent to topic after unsubscribe results in no more messages received.</text:p>
          </table:table-cell>
        </table:table-row>
        <table:table-row table:style-name="ro4">
          <table:table-cell table:style-name="ce2" office:value-type="string">
            <text:p>[MQTT-3.10.3-3]</text:p>
          </table:table-cell>
          <table:table-cell table:style-name="ce7" office:value-type="string">
            <text:p>The Server sends an UNSUBACK Packet to the Client in response to an UNSUBSCRIBE Packet, The Server MUST complete the delivery of any QoS 1 or QoS 2 messages which it has started to send to the Client.</text:p>
          </table:table-cell>
          <table:table-cell office:value-type="string">
            <text:p>N/A</text:p>
          </table:table-cell>
          <table:table-cell office:value-type="string">
            <text:p>Unsubscribe in middle of QoS 1 and 2 delivery.</text:p>
          </table:table-cell>
        </table:table-row>
        <table:table-row table:style-name="ro5">
          <table:table-cell table:style-name="ce2" office:value-type="string">
            <text:p>[MQTT-3.10.3-4]</text:p>
          </table:table-cell>
          <table:table-cell table:style-name="ce7" office:value-type="string">
            <text:p>The Server sends an UNSUBACK Packet to the Client in response to an UNSUBSCRIBE Packet, The Server MUST send an UNSUBACK packet. The UNSUBACK Packet MUST have the same Packet Identifier as the UNSUBSCRIBE Packet.</text:p>
          </table:table-cell>
          <table:table-cell office:value-type="string">
            <text:p>N/A</text:p>
          </table:table-cell>
          <table:table-cell office:value-type="string">
            <text:p>Normal Unsubscribe processing.</text:p>
          </table:table-cell>
        </table:table-row>
        <table:table-row table:style-name="ro2">
          <table:table-cell table:style-name="ce2" office:value-type="string">
            <text:p>[MQTT-3.10.3-5]</text:p>
          </table:table-cell>
          <table:table-cell table:style-name="ce7" office:value-type="string">
            <text:p>Even where no Topic Filters are deleted, the Server MUST respond with an UNSUBACK.</text:p>
          </table:table-cell>
          <table:table-cell office:value-type="string">
            <text:p>N/A</text:p>
          </table:table-cell>
          <table:table-cell table:style-name="ce32" office:value-type="string">
            <text:p>Unsubscribe where no matching subscriptions. SubscriptionEngines.py</text:p>
          </table:table-cell>
        </table:table-row>
        <table:table-row table:style-name="ro4">
          <table:table-cell table:style-name="ce2" office:value-type="string">
            <text:p>[MQTT-3.10.3-6]</text:p>
          </table:table-cell>
          <table:table-cell table:style-name="ce7" office:value-type="string">
            <text:p>If a Server receives an UNSUBSCRIBE packet that contains multiple Topic Filters it MUST handle that packet as if it had received a sequence of multiple UNSUBSCRIBE packets, except that it sends just one UNSUBACK response.</text:p>
          </table:table-cell>
          <table:table-cell office:value-type="string">
            <text:p>N/A</text:p>
          </table:table-cell>
          <table:table-cell table:style-name="ce32" office:value-type="string">
            <text:p>Multiple topics in one unsubscribe SubscriptionEngines.py</text:p>
          </table:table-cell>
        </table:table-row>
        <table:table-row table:style-name="ro1">
          <table:table-cell table:style-name="ce19" office:value-type="string" table:number-columns-spanned="4" table:number-rows-spanned="1">
            <text:p>Control Packets – Pingreq</text:p>
          </table:table-cell>
          <table:covered-table-cell table:style-name="ce7"/>
          <table:covered-table-cell table:number-columns-repeated="2"/>
        </table:table-row>
        <table:table-row table:style-name="ro1">
          <table:table-cell table:style-name="ce2" office:value-type="string">
            <text:p>[MQTT-3.12.4-1]</text:p>
          </table:table-cell>
          <table:table-cell table:style-name="ce7" office:value-type="string">
            <text:p>The Server MUST send a PINGRESP Packet in response to a PINGREQ packet.</text:p>
          </table:table-cell>
          <table:table-cell office:value-type="string">
            <text:p>N/A</text:p>
          </table:table-cell>
          <table:table-cell table:style-name="ce32" office:value-type="string">
            <text:p>Handling of Pingreq MQTTBrokers.py</text:p>
          </table:table-cell>
        </table:table-row>
        <table:table-row table:style-name="ro1">
          <table:table-cell table:style-name="ce19" office:value-type="string" table:number-columns-spanned="4" table:number-rows-spanned="1">
            <text:p>Control Packets – Disconnect</text:p>
          </table:table-cell>
          <table:covered-table-cell table:style-name="ce7"/>
          <table:covered-table-cell table:number-columns-repeated="2"/>
        </table:table-row>
        <table:table-row table:style-name="ro2">
          <table:table-cell table:style-name="ce2" office:value-type="string">
            <text:p>[MQTT-3.14.1-1]</text:p>
          </table:table-cell>
          <table:table-cell table:style-name="ce7" office:value-type="string">
            <text:p>The Server MUST validate that reserved bits are set to zero in DISCONNECT Control Packet, and disconnect the Client if they are not zero.</text:p>
          </table:table-cell>
          <table:table-cell office:value-type="string">
            <text:p>N/A</text:p>
          </table:table-cell>
          <table:table-cell table:style-name="ce32" office:value-type="string">
            <text:p>Disconnect packet format. MQTTV311.py</text:p>
          </table:table-cell>
        </table:table-row>
        <table:table-row table:style-name="ro2">
          <table:table-cell table:style-name="ce2" office:value-type="string">
            <text:p>[MQTT-3.14.4-1]</text:p>
          </table:table-cell>
          <table:table-cell table:style-name="ce7" office:value-type="string">
            <text:p>After sending a DISCONNECT Packet the Client MUST close the Network Connection.</text:p>
          </table:table-cell>
          <table:table-cell office:value-type="string">
            <text:p>Close connection after sending disconnect. <text:s/>Normal disconnect processing/.</text:p>
          </table:table-cell>
          <table:table-cell office:value-type="string">
            <text:p>N/A</text:p>
          </table:table-cell>
        </table:table-row>
        <table:table-row table:style-name="ro2">
          <table:table-cell table:style-name="ce2" office:value-type="string">
            <text:p>[MQTT-3.14.4-2]</text:p>
          </table:table-cell>
          <table:table-cell table:style-name="ce7" office:value-type="string">
            <text:p>After sending a DISCONNECT Packet the Client MUST NOT send any more Control Packets on that Network Connection.</text:p>
          </table:table-cell>
          <table:table-cell office:value-type="string">
            <text:p>N/A</text:p>
          </table:table-cell>
          <table:table-cell office:value-type="string">
            <text:p>Normal disconnect processing?</text:p>
          </table:table-cell>
        </table:table-row>
        <table:table-row table:style-name="ro2">
          <table:table-cell table:style-name="ce2" office:value-type="string">
            <text:p>[MQTT-3.14.4-3]</text:p>
          </table:table-cell>
          <table:table-cell table:style-name="ce7" office:value-type="string">
            <text:p>On receipt of DISCONNECT the Server MUST discard the Will Message without publishing it.</text:p>
          </table:table-cell>
          <table:table-cell office:value-type="string">
            <text:p>N/A</text:p>
          </table:table-cell>
          <table:table-cell table:style-name="ce32" office:value-type="string">
            <text:p>Disconnect of session with will message. Brokers.py</text:p>
          </table:table-cell>
        </table:table-row>
        <table:table-row table:style-name="ro1">
          <table:table-cell table:style-name="ce19" office:value-type="string" table:number-columns-spanned="4" table:number-rows-spanned="1">
            <text:p>Operational Behaviour</text:p>
          </table:table-cell>
          <table:covered-table-cell table:style-name="ce7"/>
          <table:covered-table-cell table:number-columns-repeated="2"/>
        </table:table-row>
        <table:table-row table:style-name="ro2">
          <table:table-cell table:style-name="ce2" office:value-type="string">
            <text:p>[MQTT-4.1.0-1]</text:p>
          </table:table-cell>
          <table:table-cell table:style-name="ce7" office:value-type="string">
            <text:p>The Client and Server MUST store data for at least as long as the Network Connection lasts.</text:p>
          </table:table-cell>
          <table:table-cell office:value-type="string">
            <text:p>Normal connection handling</text:p>
          </table:table-cell>
          <table:table-cell office:value-type="string">
            <text:p>Normal connection handling.</text:p>
          </table:table-cell>
        </table:table-row>
        <table:table-row table:style-name="ro2">
          <table:table-cell table:style-name="ce2" office:value-type="string">
            <text:p>[MQTT-4.2.0-1]</text:p>
          </table:table-cell>
          <table:table-cell table:style-name="ce7" office:value-type="string">
            <text:p>The network connection used to transport the MQTT protocol MUST be an ordered, lossless, stream of bytes from the Client to Server and Server to Client.</text:p>
          </table:table-cell>
          <table:table-cell table:number-columns-repeated="2" office:value-type="string">
            <text:p>TCP for now.</text:p>
          </table:table-cell>
        </table:table-row>
        <table:table-row table:style-name="ro4">
          <table:table-cell table:style-name="ce2" office:value-type="string">
            <text:p>[MQTT-4.3.2-1]</text:p>
          </table:table-cell>
          <table:table-cell table:style-name="ce7" office:value-type="string">
            <text:p>The receiver of a QoS 1 PUBLISH Packet acknowledges receipt with a PUBACK Packet. If the Client reconnects and the Session is resumed, the sender MUST resend any in flight QoS 1 messages with the Dup flag set to 1. <text:s/></text:p>
          </table:table-cell>
          <table:table-cell office:value-type="string">
            <text:p>Reconnect of non-cleansession connection with inflight messages.</text:p>
          </table:table-cell>
          <table:table-cell office:value-type="string">
            <text:p>Reconnect of non-cleansession connection with inflight messages.</text:p>
          </table:table-cell>
        </table:table-row>
        <table:table-row table:style-name="ro2">
          <table:table-cell table:style-name="ce2" office:value-type="string">
            <text:p>[MQTT-4.3.2-2]</text:p>
          </table:table-cell>
          <table:table-cell table:style-name="ce7" office:value-type="string">
            <text:p>The Server MUST store the message in accordance to its QoS properties and ensure onward delivery to applicable subscribers.</text:p>
          </table:table-cell>
          <table:table-cell office:value-type="string">
            <text:p>N/A</text:p>
          </table:table-cell>
          <table:table-cell office:value-type="string">
            <text:p>Normal QoS 0,1,2 publish processing.</text:p>
          </table:table-cell>
        </table:table-row>
        <table:table-row table:style-name="ro4">
          <table:table-cell table:style-name="ce2" office:value-type="string">
            <text:p>[MQTT-4.3.2-3]</text:p>
          </table:table-cell>
          <table:table-cell table:style-name="ce7" office:value-type="string">
            <text:p>When it receives a PUBLISH Packet with Dup set to 1 the receiver MUST perform the same actions as above which might result in a redelivery of the Application Message.</text:p>
          </table:table-cell>
          <table:table-cell office:value-type="string">
            <text:p>N/A</text:p>
          </table:table-cell>
          <table:table-cell office:value-type="string">
            <text:p>QOS 1 publish processing.</text:p>
          </table:table-cell>
        </table:table-row>
        <table:table-row table:style-name="ro4">
          <table:table-cell table:style-name="ce4" office:value-type="string">
            <text:p>[MQTT-4.3.3-1]</text:p>
          </table:table-cell>
          <table:table-cell table:style-name="ce7" office:value-type="string">
            <text:p>The receiver of a QoS 2 PUBLISH Packet acknowledges receipt with a PUBREC Packet. If the Client reconnects and the Session is resumed, the sender MUST resend any in-flight QoS 2 messages setting their Dup flags to 1. </text:p>
          </table:table-cell>
          <table:table-cell office:value-type="string">
            <text:p>Reconnect of non-cleansession connection with inflight QoS 2 <text:s/>messages.</text:p>
          </table:table-cell>
          <table:table-cell office:value-type="string">
            <text:p>Reconnect of non-cleansession connection with inflight QoS 2 <text:s/>messages.</text:p>
          </table:table-cell>
        </table:table-row>
        <table:table-row table:style-name="ro2">
          <table:table-cell table:style-name="ce2" office:value-type="string">
            <text:p>[MQTT-4.3.3-2]</text:p>
          </table:table-cell>
          <table:table-cell table:style-name="ce7" office:value-type="string">
            <text:p>The Server MUST store the message in accordance to its QoS properties and ensure onward delivery to applicable subscribers.</text:p>
          </table:table-cell>
          <table:table-cell office:value-type="string">
            <text:p>N/A</text:p>
          </table:table-cell>
          <table:table-cell office:value-type="string">
            <text:p>Duplicate of 4.3.2-2?</text:p>
          </table:table-cell>
        </table:table-row>
        <table:table-row table:style-name="ro4">
          <table:table-cell table:style-name="ce2" office:value-type="string">
            <text:p>[MQTT-4.4.0-1]</text:p>
          </table:table-cell>
          <table:table-cell table:style-name="ce7" office:value-type="string">
            <text:p>When a Client reconnects with CleanSession = 0, both the Client and Server MUST redeliver any previous in-flight QoS 1 and QoS 2 messages. This means re-sending any unacknowledged PUBLISH Packets (where QoS &gt; 0) and PUBREL Packets. </text:p>
          </table:table-cell>
          <table:table-cell office:value-type="string">
            <text:p>Reconnect of non-cleansession connection with inflight messages.</text:p>
          </table:table-cell>
          <table:table-cell table:style-name="ce28" office:value-type="string">
            <text:p>Reconnect of non-cleansession connection with inflight messages.</text:p>
          </table:table-cell>
        </table:table-row>
        <table:table-row table:style-name="ro1">
          <table:table-cell table:style-name="ce2" office:value-type="string">
            <text:p>[MQTT-4.4.0-2]</text:p>
          </table:table-cell>
          <table:table-cell table:style-name="ce7" office:value-type="string">
            <text:p>The PUBLISH packet MUST have the Dup flag set to 1 when it is redelivered.</text:p>
          </table:table-cell>
          <table:table-cell office:value-type="string">
            <text:p>DUP flag in redelivery</text:p>
          </table:table-cell>
          <table:table-cell office:value-type="string">
            <text:p>DUP flag in redelivery</text:p>
          </table:table-cell>
        </table:table-row>
        <table:table-row table:style-name="ro4">
          <table:table-cell table:style-name="ce2" office:value-type="string">
            <text:p>[MQTT-4.5.0-1]</text:p>
          </table:table-cell>
          <table:table-cell table:style-name="ce7" office:value-type="string">
            <text:p>The Client MUST acknowledge any Publish Packet <text:s/>it <text:s/>receives according to the applicable QoS rules regardless of whether it elects to process the application message.</text:p>
          </table:table-cell>
          <table:table-cell office:value-type="string">
            <text:p>??</text:p>
          </table:table-cell>
          <table:table-cell office:value-type="string">
            <text:p>N/A</text:p>
          </table:table-cell>
        </table:table-row>
        <table:table-row table:style-name="ro4">
          <table:table-cell table:style-name="ce2" office:value-type="string">
            <text:p>[MQTT-4.6.0-1]</text:p>
          </table:table-cell>
          <table:table-cell table:style-name="ce7" office:value-type="string">
            <text:p>When it resends any PUBLISH packets, it MUST resend them in the order in which the original PUBLISH packets were sent (this applies to QoS 1 and QoS 2 messages).</text:p>
          </table:table-cell>
          <table:table-cell office:value-type="string">
            <text:p>Normal ordering of publish packets</text:p>
          </table:table-cell>
          <table:table-cell office:value-type="string">
            <text:p>N/A</text:p>
          </table:table-cell>
        </table:table-row>
        <table:table-row table:style-name="ro2">
          <table:table-cell table:style-name="ce2" office:value-type="string">
            <text:p>[MQTT-4.6.0-2]</text:p>
          </table:table-cell>
          <table:table-cell table:style-name="ce7" office:value-type="string">
            <text:p>Client MUST send PUBACK packets in the order in which the corresponding PUBLISH packets were received (QoS 1 messages).</text:p>
          </table:table-cell>
          <table:table-cell office:value-type="string">
            <text:p>Normal ordering of publish packets</text:p>
          </table:table-cell>
          <table:table-cell office:value-type="string">
            <text:p>N/A</text:p>
          </table:table-cell>
        </table:table-row>
        <table:table-row table:style-name="ro2">
          <table:table-cell table:style-name="ce2" office:value-type="string">
            <text:p>[MQTT-4.6.0-3]</text:p>
          </table:table-cell>
          <table:table-cell table:style-name="ce7" office:value-type="string">
            <text:p>Client MUST send PUBREC packets in the order in which the corresponding PUBLISH packets were received (QoS 2 messages).</text:p>
          </table:table-cell>
          <table:table-cell office:value-type="string">
            <text:p>Normal ordering of publish packets</text:p>
          </table:table-cell>
          <table:table-cell office:value-type="string">
            <text:p>N/A</text:p>
          </table:table-cell>
        </table:table-row>
        <table:table-row table:style-name="ro2">
          <table:table-cell table:style-name="ce2" office:value-type="string">
            <text:p>[MQTT-4.6.0-4]</text:p>
          </table:table-cell>
          <table:table-cell table:style-name="ce7" office:value-type="string">
            <text:p>Client MUST send PUBREL packets in the order in which the corresponding PUBREC packets were received (QoS 2 messages).</text:p>
          </table:table-cell>
          <table:table-cell office:value-type="string">
            <text:p>Normal ordering of publish packets</text:p>
          </table:table-cell>
          <table:table-cell office:value-type="string">
            <text:p>N/A</text:p>
          </table:table-cell>
        </table:table-row>
        <table:table-row table:style-name="ro4">
          <table:table-cell table:style-name="ce2" office:value-type="string">
            <text:p>[MQTT-4.6.0-5]</text:p>
          </table:table-cell>
          <table:table-cell table:style-name="ce7" office:value-type="string">
            <text:p>A Server MUST by default treat each Topic as an "Ordered Topic". It MAY provide an administrative or other mechanism to allow one or more Topics to be treated as an "Unordered Topic".</text:p>
          </table:table-cell>
          <table:table-cell office:value-type="string">
            <text:p>N/A</text:p>
          </table:table-cell>
          <table:table-cell office:value-type="string">
            <text:p>Optional unordered topic. <text:s/>Leave testing for this for later.</text:p>
          </table:table-cell>
        </table:table-row>
        <table:table-row table:style-name="ro5">
          <table:table-cell table:style-name="ce2" office:value-type="string">
            <text:p>[MQTT-4.6.0-6]</text:p>
          </table:table-cell>
          <table:table-cell table:style-name="ce7" office:value-type="string">
            <text:p>When a Server processes a message that has been published to an Ordered Topic, it MUST follow the rules listed above when delivering messages to each of its subscribers. In addition it MUST send PUBLISH packets to consumers (for the same Topic and QoS) in the order that they were received from any given Client. </text:p>
          </table:table-cell>
          <table:table-cell office:value-type="string">
            <text:p>N/A</text:p>
          </table:table-cell>
          <table:table-cell office:value-type="string">
            <text:p>Normal publish processing with queueing</text:p>
          </table:table-cell>
        </table:table-row>
        <table:table-row table:style-name="ro2">
          <table:table-cell table:style-name="ce2" office:value-type="string">
            <text:p>[MQTT-4.7.1-1]</text:p>
          </table:table-cell>
          <table:table-cell table:style-name="ce7" office:value-type="string">
            <text:p>The wildcard characters can be used in Topic Filters, but MUST NOT be used within a Topic Name.</text:p>
          </table:table-cell>
          <table:table-cell table:style-name="ce17" office:value-type="string">
            <text:p>Wildcard in publish not allowed.</text:p>
          </table:table-cell>
          <table:table-cell table:style-name="ce32" office:value-type="string">
            <text:p>Wildcard in publish not allowed. MQTTBrokers.py</text:p>
          </table:table-cell>
        </table:table-row>
        <table:table-row table:style-name="ro4">
          <table:table-cell table:style-name="ce2" office:value-type="string">
            <text:p>[MQTT-4.7.1-2]</text:p>
          </table:table-cell>
          <table:table-cell table:style-name="ce7" office:value-type="string">
            <text:p>The multi-level wildcard character MUST be specified either on its own or following a topic level separator. In either case it MUST be the last character specified in the Topic Filter.</text:p>
          </table:table-cell>
          <table:table-cell office:value-type="string">
            <text:p>Client to check?</text:p>
          </table:table-cell>
          <table:table-cell office:value-type="string">
            <text:p>Topic filter format</text:p>
          </table:table-cell>
        </table:table-row>
        <table:table-row table:style-name="ro2">
          <table:table-cell table:style-name="ce2" office:value-type="string">
            <text:p>[MQTT-4.7.1-3]</text:p>
          </table:table-cell>
          <table:table-cell table:style-name="ce7" office:value-type="string">
            <text:p>The single-level wildcard can be used at any level in the Topic Filter, including first and last levels. Where it is used it MUST occupy an entire level of the filter.</text:p>
          </table:table-cell>
          <table:table-cell office:value-type="string">
            <text:p>Client to check?</text:p>
          </table:table-cell>
          <table:table-cell office:value-type="string">
            <text:p>Topic filter format</text:p>
          </table:table-cell>
        </table:table-row>
        <table:table-row table:style-name="ro1">
          <table:table-cell table:style-name="ce2" office:value-type="string">
            <text:p>[MQTT-4.7.3-1]</text:p>
          </table:table-cell>
          <table:table-cell table:style-name="ce7" office:value-type="string">
            <text:p>All Topic Names and Topic Filters MUST be at least one character long.</text:p>
          </table:table-cell>
          <table:table-cell office:value-type="string">
            <text:p>N/A</text:p>
          </table:table-cell>
          <table:table-cell office:value-type="string">
            <text:p>Server must verify</text:p>
          </table:table-cell>
        </table:table-row>
        <table:table-row table:style-name="ro2">
          <table:table-cell table:style-name="ce2" office:value-type="string">
            <text:p>[MQTT-4.7.3-2]</text:p>
          </table:table-cell>
          <table:table-cell table:style-name="ce7" office:value-type="string">
            <text:p>Topic Names and Topic Filters MUST NOT include the null character (Unicode U+0000).</text:p>
          </table:table-cell>
          <table:table-cell office:value-type="string">
            <text:p>N/A</text:p>
          </table:table-cell>
          <table:table-cell office:value-type="string">
            <text:p>Server must verify</text:p>
          </table:table-cell>
        </table:table-row>
        <table:table-row table:style-name="ro2">
          <table:table-cell table:style-name="ce2" office:value-type="string">
            <text:p>[MQTT-4.7.3-3]</text:p>
          </table:table-cell>
          <table:table-cell table:style-name="ce7" office:value-type="string">
            <text:p>Topic Names and Topic Filters are UTF-8 encoded strings, they MUST NOT encode to more than 65535 bytes.</text:p>
          </table:table-cell>
          <table:table-cell office:value-type="string">
            <text:p>N/A</text:p>
          </table:table-cell>
          <table:table-cell office:value-type="string">
            <text:p>Server must verify.</text:p>
          </table:table-cell>
        </table:table-row>
        <table:table-row table:style-name="ro4">
          <table:table-cell table:style-name="ce2" office:value-type="string">
            <text:p>[MQTT-4.8.0-1]</text:p>
          </table:table-cell>
          <table:table-cell table:style-name="ce7" office:value-type="string">
            <text:p>If the Client or Server encounters a transient error while processing an inbound Control Packet it MUST close Network Connection which was used to send the packet.</text:p>
          </table:table-cell>
          <table:table-cell office:value-type="string">
            <text:p>Closing connection on “transient” error</text:p>
          </table:table-cell>
          <table:table-cell table:style-name="ce28" office:value-type="string">
            <text:p>Closing connection on “transient” error</text:p>
          </table:table-cell>
        </table:table-row>
        <table:table-row table:style-name="ro9" table:number-rows-repeated="1048442">
          <table:table-cell table:number-columns-repeated="4"/>
        </table:table-row>
        <table:table-row table:style-name="ro9">
          <table:table-cell table:number-columns-repeated="4"/>
        </table:table-row>
      </table:table>
      <table:table table:name="Sheet3" table:style-name="ta1" table:print="false">
        <table:table-column table:style-name="co5" table:default-cell-style-name="Default"/>
        <table:table-row table:style-name="ro9">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Times New Roman'" style:font-family-generic="roman" style:font-pitch="variable"/>
    <style:font-face style:name="Arial Unicode MS" svg:font-family="'Arial Unicode MS', Arial" style:font-family-generic="swiss" style:font-pitch="variable"/>
    <style:font-face style:name="DejaVu Sans1" svg:font-family="'DejaVu Sans'" style:font-family-generic="swiss" style:font-pitch="variable"/>
    <style:font-face style:name="Helv" svg:font-family="Helv, 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8"/>
      <style:paragraph-properties style:tab-stop-distance="1.25cm"/>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p>
      </style:header>
      <style:header-left style:display="false">
        <text:p>???</text:p>
      </style:header-left>
      <style:footer>
        <text:p>Page 1</text:p>
      </style:footer>
      <style:footer-left style:display="false">
        <text:p>Page 1</text:p>
      </style:footer-left>
    </style:master-page>
    <style:master-page style:name="Report" style:page-layout-name="Mpm2">
      <style:header>
        <style:region-left>
          <text:p><text:sheet-name>???</text:sheet-name> (<text:title>???</text:title>)</text:p>
        </style:region-left>
        <style:region-right>
          <text:p><text:date style:data-style-name="N2" text:date-value="2014-01-31">31/01/2014</text:date>, <text:time>22:57: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12-06T12:15:25</meta:creation-date>
    <dc:date>2014-01-31T22:57:49</dc:date>
    <meta:editing-duration>PT582H25M35S</meta:editing-duration>
    <meta:editing-cycles>84</meta:editing-cycles>
    <meta:generator>IBM_Lotus_Symphony/3.0$Linux OpenOffice.org_project/310m11$Build-9399</meta:generator>
    <meta:print-date>2014-01-07T16:39:13</meta:print-date>
    <meta:document-statistic meta:table-count="3" meta:cell-count="829" meta:object-count="0"/>
    <meta:user-defined meta:name="Classification">#@~%!&amp;00FF000001332d86#@~%!&amp;</meta:user-defined>
    <meta:user-defined meta:name="Info 2"/>
    <meta:user-defined meta:name="Info 3"/>
    <meta:user-defined meta:name="Info 4"/>
  </office:meta>
</office:document-meta>
</file>